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3D3D3D" fo:border-bottom="thin solid #3D3D3D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-top="thin solid #3D3D3D" fo:border-bottom="thin solid #3D3D3D" fo:border-left="thin double #000000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3D3D3D" fo:border-bottom="thin solid #3D3D3D" fo:border-left="none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3D3D3D" fo:border-bottom="thin solid #3D3D3D" fo:border-left="thin double #000000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thin solid #3D3D3D" fo:border-bottom="thin solid #3D3D3D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thin solid #3D3D3D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0" style:family="table-cell" style:parent-style-name="Default" style:data-style-name="N2">
      <style:table-cell-properties fo:border-top="none" fo:border-bottom="thin solid #3D3D3D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36">
      <style:table-cell-properties fo:border-top="none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2">
      <style:table-cell-properties fo:border-top="none" fo:border-bottom="thin solid #3D3D3D" fo:border-left="none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thin solid #3D3D3D" fo:border-bottom="thin double #000000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9pt" style:font-size-asian="9pt" style:font-size-complex="9pt" fo:font-weight="bold" style:font-weight-asian="bold" style:font-weight-complex="bold" style:font-family-generic="roman"/>
    </style:style>
    <style:style style:name="ce14" style:family="table-cell" style:parent-style-name="Default" style:data-style-name="N2">
      <style:table-cell-properties fo:border-top="thin solid #3D3D3D" fo:border-bottom="thin double #000000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36">
      <style:table-cell-properties fo:border-top="thin solid #3D3D3D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2">
      <style:table-cell-properties fo:border-top="thin solid #3D3D3D" fo:border-bottom="thin double #000000" fo:border-left="none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36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-top="none" fo:border-bottom="thin solid #3D3D3D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9" style:family="table-cell" style:parent-style-name="Default" style:data-style-name="N36">
      <style:table-cell-properties fo:border-top="thin double #000000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2">
      <style:table-cell-properties fo:border-top="none" fo:border-bottom="thin solid #3D3D3D" fo:border-left="thin double #000000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2">
      <style:table-cell-properties fo:border-top="thin solid #3D3D3D" fo:border-bottom="thin double #000000" fo:border-left="thin double #000000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4">
      <style:table-cell-properties fo:border-top="none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4">
      <style:table-cell-properties fo:border-top="thin solid #3D3D3D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4">
      <style:table-cell-properties fo:border-top="none" fo:border-bottom="thin double #000000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4">
      <style:table-cell-properties fo:border-top="thin double #000000" fo:border-bottom="thin solid #3D3D3D" fo:border-left="none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3D3D3D" fo:border-bottom="none" fo:border-left="thin solid #3D3D3D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3D3D3D" fo:border-bottom="thin solid #3D3D3D" fo:border-left="none" fo:border-right="none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3D3D3D" fo:border-bottom="thin solid #3D3D3D" fo:border-left="thin double #000000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4">
      <style:table-cell-properties fo:border-top="none" fo:border-bottom="thin solid #3D3D3D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4">
      <style:table-cell-properties fo:border-top="thin solid #3D3D3D" fo:border-bottom="thin double #000000" fo:border-left="thin solid #3D3D3D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2"/>
    <style:style style:name="ce32" style:family="table-cell" style:parent-style-name="Default" style:data-style-name="N0">
      <style:table-cell-properties fo:border-top="thin solid #3D3D3D" fo:border-bottom="thin solid #3D3D3D" fo:border-left="thin solid #3D3D3D" fo:border-right="none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-top="thin solid #3D3D3D" fo:border-bottom="thin solid #3D3D3D" fo:border-left="none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thin solid #3D3D3D" fo:border-bottom="thin solid #3D3D3D" fo:border-left="thin double #000000" fo:border-right="none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-top="thin solid #3D3D3D" fo:border-bottom="thin solid #3D3D3D" fo:border-left="thin double #3D3D3D" fo:border-right="thin double #000000" style:vertical-align="middle" fo:wrap-option="wrap" fo:background-color="#DFC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thin solid #3D3D3D" fo:border-bottom="thin double #000000" fo:border-left="thin solid #3D3D3D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3D3D3D" fo:border-bottom="thin double #000000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3D3D3D" fo:border-bottom="thin double #000000" fo:border-left="thin double #000000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thin solid #3D3D3D" fo:border-bottom="thin double #000000" fo:border-left="none" fo:border-right="thin solid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-top="thin solid #3D3D3D" fo:border-bottom="thin double #000000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2" style:family="table-cell" style:parent-style-name="Default" style:data-style-name="N2">
      <style:table-cell-properties fo:border-top="none" fo:border-bottom="thin solid #3D3D3D" fo:border-left="thin solid #3D3D3D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2">
      <style:table-cell-properties fo:border-top="thin solid #3D3D3D" fo:border-bottom="thin solid #3D3D3D" fo:border-left="thin solid #3D3D3D" fo:border-right="thin double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2">
      <style:table-cell-properties fo:border-top="thin solid #3D3D3D" fo:border-bottom="thin solid #3D3D3D" fo:border-left="thin double #000000" fo:border-right="thin solid #3D3D3D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3D3D3D" fo:border-left="none" fo:border-right="thin solid #3D3D3D" fo:background-color="transparent"/>
    </style:style>
    <style:style style:name="ce47" style:family="table-cell" style:parent-style-name="Default" style:data-style-name="N0">
      <style:table-cell-properties fo:border-top="thin solid #3D3D3D" fo:border-bottom="thin solid #3D3D3D" fo:border-left="thin solid #3D3D3D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thin solid #3D3D3D" fo:border-bottom="thin solid #3D3D3D" fo:border-left="thin double #000000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thin solid #3D3D3D" fo:border-bottom="thin solid #3D3D3D" fo:border-left="thin double #000000" fo:border-right="none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thin solid #3D3D3D" fo:border-bottom="thin solid #3D3D3D" fo:border-left="thin solid #3D3D3D" fo:border-right="none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3D3D3D" fo:border-bottom="thin solid #3D3D3D" fo:border-left="none" fo:border-right="none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n solid #3D3D3D" fo:border-bottom="thin solid #3D3D3D" fo:border-left="none" fo:border-right="thin double #000000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n solid #3D3D3D" fo:border-bottom="thin solid #3D3D3D" fo:border-left="thin double #000000" fo:border-right="thin double #3D3D3D" style:vertical-align="middle" fo:wrap-option="wrap" fo:background-color="#DFCCE4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3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9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6.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7.25pt" style:use-optimal-row-height="true" fo:break-before="auto"/>
    </style:style>
    <style:style style:name="ro8" style:family="table-row">
      <style:table-row-properties style:row-height="15.6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C_2022-23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45">
            <text:p>Resultados obtenidos por el algoritmo 1-NN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2">
          <table:table-cell table:number-columns-spanned="1" table:number-rows-spanned="2" table:style-name="ce46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">
            <text:p>Diabetes</text:p>
          </table:table-cell>
          <table:table-cell office:value-type="string" table:number-columns-spanned="3" table:number-rows-spanned="1" table:style-name="ce48">
            <text:p>Ozone</text:p>
          </table:table-cell>
          <table:covered-table-cell table:number-columns-repeated="2"/>
          <table:table-cell office:value-type="string" table:style-name="ce3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3">
            <text:p>Spectf-heart</text:p>
          </table:table-cell>
          <table:table-cell table:style-name="ce1"/>
          <table:table-cell table:number-columns-repeated="2" table:style-name="ce4"/>
          <table:table-cell table:number-columns-repeated="16368"/>
        </table:table-row>
        <table:table-row table:style-name="ro3">
          <table:covered-table-cell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9">
            <text:p>Partición 1</text:p>
          </table:table-cell>
          <table:table-cell office:value-type="float" office:value="66.883099999999999" table:style-name="ce10">
            <text:p>66,88</text:p>
          </table:table-cell>
          <table:table-cell office:value-type="float" office:value="0" table:style-name="ce10">
            <text:p>0,00</text:p>
          </table:table-cell>
          <table:table-cell office:value-type="float" office:value="53.506500000000003" table:style-name="ce10">
            <text:p>53,51</text:p>
          </table:table-cell>
          <table:table-cell office:value-type="float" office:value="3.4099999999999998E-3" table:style-name="ce11">
            <text:p>0,003</text:p>
          </table:table-cell>
          <table:table-cell office:value-type="float" office:value="78.125" table:style-name="ce12">
            <text:p>78,13</text:p>
          </table:table-cell>
          <table:table-cell office:value-type="float" office:value="0" table:style-name="ce10">
            <text:p>0,00</text:p>
          </table:table-cell>
          <table:table-cell office:value-type="float" office:value="62.5" table:style-name="ce10">
            <text:p>62,50</text:p>
          </table:table-cell>
          <table:table-cell office:value-type="float" office:value="2.2399999999999998E-3" table:style-name="ce11">
            <text:p>0,002</text:p>
          </table:table-cell>
          <table:table-cell office:value-type="float" office:value="77.142899999999997" table:style-name="ce10">
            <text:p>77,14</text:p>
          </table:table-cell>
          <table:table-cell office:value-type="float" office:value="0" table:style-name="ce10">
            <text:p>0,00</text:p>
          </table:table-cell>
          <table:table-cell office:value-type="float" office:value="61.714300000000001" table:style-name="ce10">
            <text:p>61,71</text:p>
          </table:table-cell>
          <table:table-cell office:value-type="float" office:value="1.6999999999999999E-3" table:style-name="ce11">
            <text:p>0,00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9">
            <text:p>Partición 2</text:p>
          </table:table-cell>
          <table:table-cell office:value-type="float" office:value="66.883099999999999" table:style-name="ce10">
            <text:p>66,88</text:p>
          </table:table-cell>
          <table:table-cell office:value-type="float" office:value="0" table:style-name="ce10">
            <text:p>0,00</text:p>
          </table:table-cell>
          <table:table-cell office:value-type="float" office:value="53.506500000000003" table:style-name="ce10">
            <text:p>53,51</text:p>
          </table:table-cell>
          <table:table-cell office:value-type="float" office:value="2.9199999999999999E-3" table:style-name="ce11">
            <text:p>0,003</text:p>
          </table:table-cell>
          <table:table-cell office:value-type="float" office:value="85.9375" table:style-name="ce12">
            <text:p>85,94</text:p>
          </table:table-cell>
          <table:table-cell office:value-type="float" office:value="0" table:style-name="ce10">
            <text:p>0,00</text:p>
          </table:table-cell>
          <table:table-cell office:value-type="float" office:value="68.75" table:style-name="ce10">
            <text:p>68,75</text:p>
          </table:table-cell>
          <table:table-cell office:value-type="float" office:value="1.89E-3" table:style-name="ce11">
            <text:p>0,002</text:p>
          </table:table-cell>
          <table:table-cell office:value-type="float" office:value="88.571399999999997" table:style-name="ce10">
            <text:p>88,57</text:p>
          </table:table-cell>
          <table:table-cell office:value-type="float" office:value="0" table:style-name="ce10">
            <text:p>0,00</text:p>
          </table:table-cell>
          <table:table-cell office:value-type="float" office:value="70.857100000000003" table:style-name="ce10">
            <text:p>70,86</text:p>
          </table:table-cell>
          <table:table-cell office:value-type="float" office:value="1.74E-3" table:style-name="ce11">
            <text:p>0,00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9">
            <text:p>Partición 3</text:p>
          </table:table-cell>
          <table:table-cell office:value-type="float" office:value="68.831199999999995" table:style-name="ce10">
            <text:p>68,83</text:p>
          </table:table-cell>
          <table:table-cell office:value-type="float" office:value="0" table:style-name="ce10">
            <text:p>0,00</text:p>
          </table:table-cell>
          <table:table-cell office:value-type="float" office:value="55.064900000000002" table:style-name="ce10">
            <text:p>55,06</text:p>
          </table:table-cell>
          <table:table-cell office:value-type="float" office:value="2.8800000000000002E-3" table:style-name="ce11">
            <text:p>0,003</text:p>
          </table:table-cell>
          <table:table-cell office:value-type="float" office:value="79.6875" table:style-name="ce12">
            <text:p>79,69</text:p>
          </table:table-cell>
          <table:table-cell office:value-type="float" office:value="0" table:style-name="ce10">
            <text:p>0,00</text:p>
          </table:table-cell>
          <table:table-cell office:value-type="float" office:value="63.75" table:style-name="ce10">
            <text:p>63,75</text:p>
          </table:table-cell>
          <table:table-cell office:value-type="float" office:value="1.89E-3" table:style-name="ce11">
            <text:p>0,002</text:p>
          </table:table-cell>
          <table:table-cell office:value-type="float" office:value="91.428600000000003" table:style-name="ce10">
            <text:p>91,43</text:p>
          </table:table-cell>
          <table:table-cell office:value-type="float" office:value="0" table:style-name="ce10">
            <text:p>0,00</text:p>
          </table:table-cell>
          <table:table-cell office:value-type="float" office:value="73.142899999999997" table:style-name="ce10">
            <text:p>73,14</text:p>
          </table:table-cell>
          <table:table-cell office:value-type="float" office:value="1.75E-3" table:style-name="ce11">
            <text:p>0,002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9">
            <text:p>Partición 4</text:p>
          </table:table-cell>
          <table:table-cell office:value-type="float" office:value="69.480500000000006" table:style-name="ce10">
            <text:p>69,48</text:p>
          </table:table-cell>
          <table:table-cell office:value-type="float" office:value="0" table:style-name="ce10">
            <text:p>0,00</text:p>
          </table:table-cell>
          <table:table-cell office:value-type="float" office:value="55.584400000000002" table:style-name="ce10">
            <text:p>55,58</text:p>
          </table:table-cell>
          <table:table-cell office:value-type="float" office:value="2.8800000000000002E-3" table:style-name="ce11">
            <text:p>0,003</text:p>
          </table:table-cell>
          <table:table-cell office:value-type="float" office:value="76.5625" table:style-name="ce12">
            <text:p>76,56</text:p>
          </table:table-cell>
          <table:table-cell office:value-type="float" office:value="0" table:style-name="ce10">
            <text:p>0,00</text:p>
          </table:table-cell>
          <table:table-cell office:value-type="float" office:value="61.25" table:style-name="ce10">
            <text:p>61,25</text:p>
          </table:table-cell>
          <table:table-cell office:value-type="float" office:value="1.81E-3" table:style-name="ce11">
            <text:p>0,002</text:p>
          </table:table-cell>
          <table:table-cell office:value-type="float" office:value="85.714299999999994" table:style-name="ce10">
            <text:p>85,71</text:p>
          </table:table-cell>
          <table:table-cell office:value-type="float" office:value="0" table:style-name="ce10">
            <text:p>0,00</text:p>
          </table:table-cell>
          <table:table-cell office:value-type="float" office:value="68.571399999999997" table:style-name="ce10">
            <text:p>68,57</text:p>
          </table:table-cell>
          <table:table-cell office:value-type="float" office:value="1.5200000000000001E-3" table:style-name="ce11">
            <text:p>0,002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Partición 5</text:p>
          </table:table-cell>
          <table:table-cell office:value-type="float" office:value="69.736800000000002" table:style-name="ce14">
            <text:p>69,74</text:p>
          </table:table-cell>
          <table:table-cell office:value-type="float" office:value="0" table:style-name="ce14">
            <text:p>0,00</text:p>
          </table:table-cell>
          <table:table-cell office:value-type="float" office:value="55.789499999999997" table:style-name="ce14">
            <text:p>55,79</text:p>
          </table:table-cell>
          <table:table-cell office:value-type="float" office:value="2.8300000000000001E-3" table:style-name="ce15">
            <text:p>0,003</text:p>
          </table:table-cell>
          <table:table-cell office:value-type="float" office:value="81.25" table:style-name="ce16">
            <text:p>81,25</text:p>
          </table:table-cell>
          <table:table-cell office:value-type="float" office:value="0" table:style-name="ce14">
            <text:p>0,00</text:p>
          </table:table-cell>
          <table:table-cell office:value-type="float" office:value="65" table:style-name="ce14">
            <text:p>65,00</text:p>
          </table:table-cell>
          <table:table-cell office:value-type="float" office:value="2.2100000000000002E-3" table:style-name="ce17">
            <text:p>0,002</text:p>
          </table:table-cell>
          <table:table-cell office:value-type="float" office:value="84.058000000000007" table:style-name="ce14">
            <text:p>84,06</text:p>
          </table:table-cell>
          <table:table-cell office:value-type="float" office:value="0" table:style-name="ce14">
            <text:p>0,00</text:p>
          </table:table-cell>
          <table:table-cell office:value-type="float" office:value="67.246399999999994" table:style-name="ce14">
            <text:p>67,25</text:p>
          </table:table-cell>
          <table:table-cell office:value-type="float" office:value="1.49E-3" table:style-name="ce15">
            <text:p>0,001</text:p>
          </table:table-cell>
          <table:table-cell table:number-columns-repeated="16371" table:style-name="ce1"/>
        </table:table-row>
        <table:table-row table:style-name="ro5">
          <table:table-cell office:value-type="string" table:style-name="ce18">
            <text:p>Media</text:p>
          </table:table-cell>
          <table:table-cell office:value-type="float" office:value="68.363" table:style-name="ce10">
            <text:p>68,36</text:p>
          </table:table-cell>
          <table:table-cell office:value-type="float" office:value="0" table:style-name="ce10">
            <text:p>0,00</text:p>
          </table:table-cell>
          <table:table-cell office:value-type="float" office:value="54.690399999999997" table:style-name="ce10">
            <text:p>54,69</text:p>
          </table:table-cell>
          <table:table-cell office:value-type="float" office:value="2.9852799999999999E-3" table:style-name="ce11">
            <text:p>0,003</text:p>
          </table:table-cell>
          <table:table-cell office:value-type="float" office:value="80.3125" table:style-name="ce12">
            <text:p>80,31</text:p>
          </table:table-cell>
          <table:table-cell office:value-type="float" office:value="0" table:style-name="ce10">
            <text:p>0,00</text:p>
          </table:table-cell>
          <table:table-cell office:value-type="float" office:value="64.25" table:style-name="ce10">
            <text:p>64,25</text:p>
          </table:table-cell>
          <table:table-cell office:value-type="float" office:value="2.0086399999999999E-3" table:style-name="ce19">
            <text:p>0,002</text:p>
          </table:table-cell>
          <table:table-cell office:value-type="float" office:value="85.382999999999996" table:style-name="ce10">
            <text:p>85,38</text:p>
          </table:table-cell>
          <table:table-cell office:value-type="float" office:value="0" table:style-name="ce10">
            <text:p>0,00</text:p>
          </table:table-cell>
          <table:table-cell office:value-type="float" office:value="68.306399999999996" table:style-name="ce10">
            <text:p>68,31</text:p>
          </table:table-cell>
          <table:table-cell office:value-type="float" office:value="1.6413000000000001E-3" table:style-name="ce11">
            <text:p>0,002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45">
            <text:p>Resultados obtenidos por el algoritmo RELIEF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6">
          <table:table-cell table:number-columns-spanned="1" table:number-rows-spanned="2" table:style-name="ce46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">
            <text:p>Diabetes</text:p>
          </table:table-cell>
          <table:table-cell office:value-type="string" table:number-columns-spanned="3" table:number-rows-spanned="1" table:style-name="ce48">
            <text:p>Ozone</text:p>
          </table:table-cell>
          <table:covered-table-cell table:number-columns-repeated="2"/>
          <table:table-cell office:value-type="string" table:style-name="ce3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3">
            <text:p>Spectf-heart</text:p>
          </table:table-cell>
          <table:table-cell table:number-columns-repeated="16371" table:style-name="ce1"/>
        </table:table-row>
        <table:table-row table:style-name="ro2">
          <table:covered-table-cell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style-name="ce1"/>
          <table:table-cell table:number-columns-repeated="2" table:style-name="ce4"/>
          <table:table-cell table:number-columns-repeated="16368"/>
        </table:table-row>
        <table:table-row table:style-name="ro3">
          <table:table-cell office:value-type="string" table:style-name="ce9">
            <text:p>Partición 1</text:p>
          </table:table-cell>
          <table:table-cell office:value-type="float" office:value="63.636400000000002" table:style-name="ce10">
            <text:p>63,64</text:p>
          </table:table-cell>
          <table:table-cell office:value-type="float" office:value="0" table:style-name="ce10">
            <text:p>0,00</text:p>
          </table:table-cell>
          <table:table-cell office:value-type="float" office:value="50.909100000000002" table:style-name="ce10">
            <text:p>50,91</text:p>
          </table:table-cell>
          <table:table-cell office:value-type="float" office:value="2.8410000000000001E-2" table:style-name="ce11">
            <text:p>0,028</text:p>
          </table:table-cell>
          <table:table-cell office:value-type="float" office:value="76.5625" table:style-name="ce12">
            <text:p>76,56</text:p>
          </table:table-cell>
          <table:table-cell office:value-type="float" office:value="4.1666699999999999" table:style-name="ce10">
            <text:p>4,17</text:p>
          </table:table-cell>
          <table:table-cell office:value-type="float" office:value="62.083300000000001" table:style-name="ce10">
            <text:p>62,08</text:p>
          </table:table-cell>
          <table:table-cell office:value-type="float" office:value="1.3129999999999999E-2" table:style-name="ce11">
            <text:p>0,013</text:p>
          </table:table-cell>
          <table:table-cell office:value-type="float" office:value="82.857100000000003" table:style-name="ce20">
            <text:p>82,86</text:p>
          </table:table-cell>
          <table:table-cell office:value-type="float" office:value="0" table:style-name="ce10">
            <text:p>0,00</text:p>
          </table:table-cell>
          <table:table-cell office:value-type="float" office:value="66.285700000000006" table:style-name="ce10">
            <text:p>66,29</text:p>
          </table:table-cell>
          <table:table-cell office:value-type="float" office:value="1.2659999999999999E-2" table:style-name="ce11">
            <text:p>0,013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9">
            <text:p>Partición 2</text:p>
          </table:table-cell>
          <table:table-cell office:value-type="float" office:value="63.636400000000002" table:style-name="ce10">
            <text:p>63,64</text:p>
          </table:table-cell>
          <table:table-cell office:value-type="float" office:value="12.5" table:style-name="ce10">
            <text:p>12,50</text:p>
          </table:table-cell>
          <table:table-cell office:value-type="float" office:value="53.409100000000002" table:style-name="ce10">
            <text:p>53,41</text:p>
          </table:table-cell>
          <table:table-cell office:value-type="float" office:value="2.8400000000000002E-2" table:style-name="ce11">
            <text:p>0,028</text:p>
          </table:table-cell>
          <table:table-cell office:value-type="float" office:value="78.125" table:style-name="ce12">
            <text:p>78,13</text:p>
          </table:table-cell>
          <table:table-cell office:value-type="float" office:value="6.9444400000000002" table:style-name="ce10">
            <text:p>6,94</text:p>
          </table:table-cell>
          <table:table-cell office:value-type="float" office:value="63.8889" table:style-name="ce10">
            <text:p>63,89</text:p>
          </table:table-cell>
          <table:table-cell office:value-type="float" office:value="1.2460000000000001E-2" table:style-name="ce11">
            <text:p>0,012</text:p>
          </table:table-cell>
          <table:table-cell office:value-type="float" office:value="87.142899999999997" table:style-name="ce20">
            <text:p>87,14</text:p>
          </table:table-cell>
          <table:table-cell office:value-type="float" office:value="0" table:style-name="ce10">
            <text:p>0,00</text:p>
          </table:table-cell>
          <table:table-cell office:value-type="float" office:value="69.714299999999994" table:style-name="ce10">
            <text:p>69,71</text:p>
          </table:table-cell>
          <table:table-cell office:value-type="float" office:value="1.35E-2" table:style-name="ce11">
            <text:p>0,014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9">
            <text:p>Partición 3</text:p>
          </table:table-cell>
          <table:table-cell office:value-type="float" office:value="70.779200000000003" table:style-name="ce10">
            <text:p>70,78</text:p>
          </table:table-cell>
          <table:table-cell office:value-type="float" office:value="0" table:style-name="ce10">
            <text:p>0,00</text:p>
          </table:table-cell>
          <table:table-cell office:value-type="float" office:value="56.623399999999997" table:style-name="ce10">
            <text:p>56,62</text:p>
          </table:table-cell>
          <table:table-cell office:value-type="float" office:value="2.7449999999999999E-2" table:style-name="ce11">
            <text:p>0,027</text:p>
          </table:table-cell>
          <table:table-cell office:value-type="float" office:value="78.125" table:style-name="ce12">
            <text:p>78,13</text:p>
          </table:table-cell>
          <table:table-cell office:value-type="float" office:value="8.3333300000000001" table:style-name="ce10">
            <text:p>8,33</text:p>
          </table:table-cell>
          <table:table-cell office:value-type="float" office:value="64.166700000000006" table:style-name="ce10">
            <text:p>64,17</text:p>
          </table:table-cell>
          <table:table-cell office:value-type="float" office:value="1.282E-2" table:style-name="ce11">
            <text:p>0,013</text:p>
          </table:table-cell>
          <table:table-cell office:value-type="float" office:value="91.428600000000003" table:style-name="ce20">
            <text:p>91,43</text:p>
          </table:table-cell>
          <table:table-cell office:value-type="float" office:value="0" table:style-name="ce10">
            <text:p>0,00</text:p>
          </table:table-cell>
          <table:table-cell office:value-type="float" office:value="73.142899999999997" table:style-name="ce10">
            <text:p>73,14</text:p>
          </table:table-cell>
          <table:table-cell office:value-type="float" office:value="1.3780000000000001E-2" table:style-name="ce11">
            <text:p>0,014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9">
            <text:p>Partición 4</text:p>
          </table:table-cell>
          <table:table-cell office:value-type="float" office:value="73.376599999999996" table:style-name="ce10">
            <text:p>73,38</text:p>
          </table:table-cell>
          <table:table-cell office:value-type="float" office:value="12.5" table:style-name="ce10">
            <text:p>12,50</text:p>
          </table:table-cell>
          <table:table-cell office:value-type="float" office:value="61.201300000000003" table:style-name="ce10">
            <text:p>61,20</text:p>
          </table:table-cell>
          <table:table-cell office:value-type="float" office:value="2.8799999999999999E-2" table:style-name="ce11">
            <text:p>0,029</text:p>
          </table:table-cell>
          <table:table-cell office:value-type="float" office:value="68.75" table:style-name="ce12">
            <text:p>68,75</text:p>
          </table:table-cell>
          <table:table-cell office:value-type="float" office:value="2.7777799999999999" table:style-name="ce10">
            <text:p>2,78</text:p>
          </table:table-cell>
          <table:table-cell office:value-type="float" office:value="55.555599999999998" table:style-name="ce10">
            <text:p>55,56</text:p>
          </table:table-cell>
          <table:table-cell office:value-type="float" office:value="1.2630000000000001E-2" table:style-name="ce11">
            <text:p>0,013</text:p>
          </table:table-cell>
          <table:table-cell office:value-type="float" office:value="84.285700000000006" table:style-name="ce20">
            <text:p>84,29</text:p>
          </table:table-cell>
          <table:table-cell office:value-type="float" office:value="0" table:style-name="ce10">
            <text:p>0,00</text:p>
          </table:table-cell>
          <table:table-cell office:value-type="float" office:value="67.428600000000003" table:style-name="ce10">
            <text:p>67,43</text:p>
          </table:table-cell>
          <table:table-cell office:value-type="float" office:value="1.387E-2" table:style-name="ce11">
            <text:p>0,014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Partición 5</text:p>
          </table:table-cell>
          <table:table-cell office:value-type="float" office:value="67.763199999999998" table:style-name="ce14">
            <text:p>67,76</text:p>
          </table:table-cell>
          <table:table-cell office:value-type="float" office:value="0" table:style-name="ce14">
            <text:p>0,00</text:p>
          </table:table-cell>
          <table:table-cell office:value-type="float" office:value="54.210500000000003" table:style-name="ce14">
            <text:p>54,21</text:p>
          </table:table-cell>
          <table:table-cell office:value-type="float" office:value="2.9690000000000001E-2" table:style-name="ce15">
            <text:p>0,030</text:p>
          </table:table-cell>
          <table:table-cell office:value-type="float" office:value="82.8125" table:style-name="ce16">
            <text:p>82,81</text:p>
          </table:table-cell>
          <table:table-cell office:value-type="float" office:value="6.9444400000000002" table:style-name="ce14">
            <text:p>6,94</text:p>
          </table:table-cell>
          <table:table-cell office:value-type="float" office:value="67.638900000000007" table:style-name="ce14">
            <text:p>67,64</text:p>
          </table:table-cell>
          <table:table-cell office:value-type="float" office:value="1.375E-2" table:style-name="ce17">
            <text:p>0,014</text:p>
          </table:table-cell>
          <table:table-cell office:value-type="float" office:value="79.710099999999997" table:style-name="ce21">
            <text:p>79,71</text:p>
          </table:table-cell>
          <table:table-cell office:value-type="float" office:value="0" table:style-name="ce14">
            <text:p>0,00</text:p>
          </table:table-cell>
          <table:table-cell office:value-type="float" office:value="63.768099999999997" table:style-name="ce14">
            <text:p>63,77</text:p>
          </table:table-cell>
          <table:table-cell office:value-type="float" office:value="1.3990000000000001E-2" table:style-name="ce17">
            <text:p>0,014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8">
            <text:p>Media</text:p>
          </table:table-cell>
          <table:table-cell office:value-type="float" office:value="67.838300000000004" table:style-name="ce10">
            <text:p>67,84</text:p>
          </table:table-cell>
          <table:table-cell office:value-type="float" office:value="5" table:style-name="ce10">
            <text:p>5,00</text:p>
          </table:table-cell>
          <table:table-cell office:value-type="float" office:value="55.270699999999998" table:style-name="ce10">
            <text:p>55,27</text:p>
          </table:table-cell>
          <table:table-cell office:value-type="float" office:value="2.8550300000000001E-2" table:style-name="ce11">
            <text:p>0,029</text:p>
          </table:table-cell>
          <table:table-cell office:value-type="float" office:value="76.875" table:style-name="ce12">
            <text:p>76,88</text:p>
          </table:table-cell>
          <table:table-cell office:value-type="float" office:value="5.8333300000000001" table:style-name="ce10">
            <text:p>5,83</text:p>
          </table:table-cell>
          <table:table-cell office:value-type="float" office:value="62.666699999999999" table:style-name="ce10">
            <text:p>62,67</text:p>
          </table:table-cell>
          <table:table-cell office:value-type="float" office:value="1.29561E-2" table:style-name="ce19">
            <text:p>0,013</text:p>
          </table:table-cell>
          <table:table-cell office:value-type="float" office:value="85.084900000000005" table:style-name="ce20">
            <text:p>85,08</text:p>
          </table:table-cell>
          <table:table-cell office:value-type="float" office:value="0" table:style-name="ce10">
            <text:p>0,00</text:p>
          </table:table-cell>
          <table:table-cell office:value-type="float" office:value="68.067899999999995" table:style-name="ce10">
            <text:p>68,07</text:p>
          </table:table-cell>
          <table:table-cell office:value-type="float" office:value="1.35593E-2" table:style-name="ce19">
            <text:p>0,014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45">
            <text:p>Resultados obtenidos por el algoritmo BL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6">
          <table:table-cell table:number-columns-spanned="1" table:number-rows-spanned="2" table:style-name="ce46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">
            <text:p>Diabetes</text:p>
          </table:table-cell>
          <table:table-cell office:value-type="string" table:number-columns-spanned="3" table:number-rows-spanned="1" table:style-name="ce48">
            <text:p>Ozone</text:p>
          </table:table-cell>
          <table:covered-table-cell table:number-columns-repeated="2"/>
          <table:table-cell office:value-type="string" table:style-name="ce3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3">
            <text:p>Spectf-heart</text:p>
          </table:table-cell>
          <table:table-cell table:number-columns-repeated="3" table:style-name="ce1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">
            <text:p>Diabetes</text:p>
          </table:table-cell>
          <table:table-cell office:value-type="string" table:number-columns-spanned="3" table:number-rows-spanned="1" table:style-name="ce48">
            <text:p>Ozone</text:p>
          </table:table-cell>
          <table:covered-table-cell table:number-columns-repeated="2"/>
          <table:table-cell office:value-type="string" table:style-name="ce3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3">
            <text:p>Spectf-heart</text:p>
          </table:table-cell>
          <table:table-cell/>
          <table:table-cell table:style-name="ce1">
            <draw:frame draw:z-index="3" draw:id="id2" draw:style-name="a2" draw:name="Gráfico 15" svg:x="0.00949in" svg:y="0.02037in" svg:width="5.01872in" svg:height="2.9947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4" draw:id="id3" draw:style-name="a3" draw:name="Gráfico 16" svg:x="0.21204in" svg:y="0.00463in" svg:width="5.01912in" svg:height="3.0010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4">
          <table:covered-table-cell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number-columns-repeated="3" table:style-name="ce1"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number-columns-repeated="16356"/>
        </table:table-row>
        <table:table-row table:style-name="ro7">
          <table:table-cell office:value-type="string" table:style-name="ce9">
            <text:p>Partición 1</text:p>
          </table:table-cell>
          <table:table-cell office:value-type="float" office:value="67.532499999999999" table:style-name="ce10">
            <text:p>67,53</text:p>
          </table:table-cell>
          <table:table-cell office:value-type="float" office:value="87.5" table:style-name="ce10">
            <text:p>87,50</text:p>
          </table:table-cell>
          <table:table-cell office:value-type="float" office:value="71.525999999999996" table:style-name="ce10">
            <text:p>71,53</text:p>
          </table:table-cell>
          <table:table-cell office:value-type="float" office:value="40.7759" table:style-name="ce22">
            <text:p>40,78</text:p>
          </table:table-cell>
          <table:table-cell office:value-type="float" office:value="79.6875" table:style-name="ce12">
            <text:p>79,69</text:p>
          </table:table-cell>
          <table:table-cell office:value-type="float" office:value="48.6111" table:style-name="ce10">
            <text:p>48,61</text:p>
          </table:table-cell>
          <table:table-cell office:value-type="float" office:value="73.472200000000001" table:style-name="ce10">
            <text:p>73,47</text:p>
          </table:table-cell>
          <table:table-cell office:value-type="float" office:value="108.93899999999999" table:style-name="ce22">
            <text:p>108,94</text:p>
          </table:table-cell>
          <table:table-cell office:value-type="float" office:value="85.714299999999994" table:style-name="ce20">
            <text:p>85,71</text:p>
          </table:table-cell>
          <table:table-cell office:value-type="float" office:value="47.7273" table:style-name="ce10">
            <text:p>47,73</text:p>
          </table:table-cell>
          <table:table-cell office:value-type="float" office:value="78.116900000000001" table:style-name="ce10">
            <text:p>78,12</text:p>
          </table:table-cell>
          <table:table-cell office:value-type="float" office:value="73.274500000000003" table:style-name="ce22">
            <text:p>73,27</text:p>
          </table:table-cell>
          <table:table-cell table:number-columns-repeated="2" table:style-name="ce1"/>
          <table:table-cell office:value-type="string" table:style-name="ce1">
            <text:p>BL</text:p>
          </table:table-cell>
          <table:table-cell office:value-type="float" office:value="66.281599999999997" table:style-name="ce10">
            <text:p>66,28</text:p>
          </table:table-cell>
          <table:table-cell office:value-type="float" office:value="92.5" table:style-name="ce10">
            <text:p>92,50</text:p>
          </table:table-cell>
          <table:table-cell office:value-type="float" office:value="71.525300000000001" table:style-name="ce10">
            <text:p>71,53</text:p>
          </table:table-cell>
          <table:table-cell office:value-type="float" office:value="53.514499999999998" table:style-name="ce22">
            <text:p>53,51</text:p>
          </table:table-cell>
          <table:table-cell office:value-type="float" office:value="77.5" table:style-name="ce12">
            <text:p>77,50</text:p>
          </table:table-cell>
          <table:table-cell office:value-type="float" office:value="40.277799999999999" table:style-name="ce10">
            <text:p>40,28</text:p>
          </table:table-cell>
          <table:table-cell office:value-type="float" office:value="70.055599999999998" table:style-name="ce10">
            <text:p>70,06</text:p>
          </table:table-cell>
          <table:table-cell office:value-type="float" office:value="108.892" table:style-name="ce25">
            <text:p>108,89</text:p>
          </table:table-cell>
          <table:table-cell office:value-type="float" office:value="88.538300000000007" table:style-name="ce20">
            <text:p>88,54</text:p>
          </table:table-cell>
          <table:table-cell office:value-type="float" office:value="43.636400000000002" table:style-name="ce10">
            <text:p>43,64</text:p>
          </table:table-cell>
          <table:table-cell office:value-type="float" office:value="79.557900000000004" table:style-name="ce10">
            <text:p>79,56</text:p>
          </table:table-cell>
          <table:table-cell office:value-type="float" office:value="79.831400000000002" table:style-name="ce25">
            <text:p>79,83</text:p>
          </table:table-cell>
          <table:table-cell table:number-columns-repeated="16356"/>
        </table:table-row>
        <table:table-row table:style-name="ro4">
          <table:table-cell office:value-type="string" table:style-name="ce9">
            <text:p>Partición 2</text:p>
          </table:table-cell>
          <table:table-cell office:value-type="float" office:value="66.883099999999999" table:style-name="ce10">
            <text:p>66,88</text:p>
          </table:table-cell>
          <table:table-cell office:value-type="float" office:value="87.5" table:style-name="ce10">
            <text:p>87,50</text:p>
          </table:table-cell>
          <table:table-cell office:value-type="float" office:value="71.006500000000003" table:style-name="ce10">
            <text:p>71,01</text:p>
          </table:table-cell>
          <table:table-cell office:value-type="float" office:value="47.820999999999998" table:style-name="ce22">
            <text:p>47,82</text:p>
          </table:table-cell>
          <table:table-cell office:value-type="float" office:value="76.5625" table:style-name="ce12">
            <text:p>76,56</text:p>
          </table:table-cell>
          <table:table-cell office:value-type="float" office:value="31.944400000000002" table:style-name="ce10">
            <text:p>31,94</text:p>
          </table:table-cell>
          <table:table-cell office:value-type="float" office:value="67.638900000000007" table:style-name="ce10">
            <text:p>67,64</text:p>
          </table:table-cell>
          <table:table-cell office:value-type="float" office:value="108.94499999999999" table:style-name="ce22">
            <text:p>108,95</text:p>
          </table:table-cell>
          <table:table-cell office:value-type="float" office:value="88.571399999999997" table:style-name="ce20">
            <text:p>88,57</text:p>
          </table:table-cell>
          <table:table-cell office:value-type="float" office:value="43.181800000000003" table:style-name="ce10">
            <text:p>43,18</text:p>
          </table:table-cell>
          <table:table-cell office:value-type="float" office:value="79.493499999999997" table:style-name="ce10">
            <text:p>79,49</text:p>
          </table:table-cell>
          <table:table-cell office:value-type="float" office:value="78.242699999999999" table:style-name="ce22">
            <text:p>78,24</text:p>
          </table:table-cell>
          <table:table-cell table:number-columns-repeated="2" table:style-name="ce1"/>
          <table:table-cell office:value-type="string" table:style-name="ce1">
            <text:p>ES</text:p>
          </table:table-cell>
          <table:table-cell office:value-type="float" office:value="68.094700000000003" table:style-name="ce29">
            <text:p>68,09</text:p>
          </table:table-cell>
          <table:table-cell office:value-type="float" office:value="87.5" table:style-name="ce29">
            <text:p>87,50</text:p>
          </table:table-cell>
          <table:table-cell office:value-type="float" office:value="71.975700000000003" table:style-name="ce29">
            <text:p>71,98</text:p>
          </table:table-cell>
          <table:table-cell office:value-type="float" office:value="116.768" table:style-name="ce22">
            <text:p>116,77</text:p>
          </table:table-cell>
          <table:table-cell office:value-type="float" office:value="82.8125" table:style-name="ce12">
            <text:p>82,81</text:p>
          </table:table-cell>
          <table:table-cell office:value-type="float" office:value="48.333300000000001" table:style-name="ce10">
            <text:p>48,33</text:p>
          </table:table-cell>
          <table:table-cell office:value-type="float" office:value="75.916700000000006" table:style-name="ce10">
            <text:p>75,92</text:p>
          </table:table-cell>
          <table:table-cell office:value-type="float" office:value="22.162600000000001" table:style-name="ce25">
            <text:p>22,16</text:p>
          </table:table-cell>
          <table:table-cell office:value-type="float" office:value="85.391300000000001" table:style-name="ce29">
            <text:p>85,39</text:p>
          </table:table-cell>
          <table:table-cell office:value-type="float" office:value="47.2727" table:style-name="ce29">
            <text:p>47,27</text:p>
          </table:table-cell>
          <table:table-cell office:value-type="float" office:value="77.767600000000002" table:style-name="ce29">
            <text:p>77,77</text:p>
          </table:table-cell>
          <table:table-cell office:value-type="float" office:value="24.470800000000001" table:style-name="ce22">
            <text:p>24,47</text:p>
          </table:table-cell>
          <table:table-cell table:number-columns-repeated="16356"/>
        </table:table-row>
        <table:table-row table:style-name="ro3">
          <table:table-cell office:value-type="string" table:style-name="ce9">
            <text:p>Partición 3</text:p>
          </table:table-cell>
          <table:table-cell office:value-type="float" office:value="61.039000000000001" table:style-name="ce10">
            <text:p>61,04</text:p>
          </table:table-cell>
          <table:table-cell office:value-type="float" office:value="87.5" table:style-name="ce10">
            <text:p>87,50</text:p>
          </table:table-cell>
          <table:table-cell office:value-type="float" office:value="66.331199999999995" table:style-name="ce10">
            <text:p>66,33</text:p>
          </table:table-cell>
          <table:table-cell office:value-type="float" office:value="41.287199999999999" table:style-name="ce22">
            <text:p>41,29</text:p>
          </table:table-cell>
          <table:table-cell office:value-type="float" office:value="85.9375" table:style-name="ce12">
            <text:p>85,94</text:p>
          </table:table-cell>
          <table:table-cell office:value-type="float" office:value="36.1111" table:style-name="ce10">
            <text:p>36,11</text:p>
          </table:table-cell>
          <table:table-cell office:value-type="float" office:value="75.972200000000001" table:style-name="ce10">
            <text:p>75,97</text:p>
          </table:table-cell>
          <table:table-cell office:value-type="float" office:value="108.72199999999999" table:style-name="ce22">
            <text:p>108,72</text:p>
          </table:table-cell>
          <table:table-cell office:value-type="float" office:value="91.428600000000003" table:style-name="ce20">
            <text:p>91,43</text:p>
          </table:table-cell>
          <table:table-cell office:value-type="float" office:value="38.636400000000002" table:style-name="ce10">
            <text:p>38,64</text:p>
          </table:table-cell>
          <table:table-cell office:value-type="float" office:value="80.870099999999994" table:style-name="ce10">
            <text:p>80,87</text:p>
          </table:table-cell>
          <table:table-cell office:value-type="float" office:value="78.105099999999993" table:style-name="ce22">
            <text:p>78,11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9">
            <text:p>Partición 4</text:p>
          </table:table-cell>
          <table:table-cell office:value-type="float" office:value="67.532499999999999" table:style-name="ce10">
            <text:p>67,53</text:p>
          </table:table-cell>
          <table:table-cell office:value-type="float" office:value="100" table:style-name="ce10">
            <text:p>100,00</text:p>
          </table:table-cell>
          <table:table-cell office:value-type="float" office:value="74.025999999999996" table:style-name="ce10">
            <text:p>74,03</text:p>
          </table:table-cell>
          <table:table-cell office:value-type="float" office:value="76.947800000000001" table:style-name="ce22">
            <text:p>76,95</text:p>
          </table:table-cell>
          <table:table-cell office:value-type="float" office:value="62.5" table:style-name="ce12">
            <text:p>62,50</text:p>
          </table:table-cell>
          <table:table-cell office:value-type="float" office:value="27.777799999999999" table:style-name="ce10">
            <text:p>27,78</text:p>
          </table:table-cell>
          <table:table-cell office:value-type="float" office:value="55.555599999999998" table:style-name="ce10">
            <text:p>55,56</text:p>
          </table:table-cell>
          <table:table-cell office:value-type="float" office:value="108.849" table:style-name="ce22">
            <text:p>108,85</text:p>
          </table:table-cell>
          <table:table-cell office:value-type="float" office:value="88.571399999999997" table:style-name="ce20">
            <text:p>88,57</text:p>
          </table:table-cell>
          <table:table-cell office:value-type="float" office:value="45.454500000000003" table:style-name="ce10">
            <text:p>45,45</text:p>
          </table:table-cell>
          <table:table-cell office:value-type="float" office:value="79.948099999999997" table:style-name="ce10">
            <text:p>79,95</text:p>
          </table:table-cell>
          <table:table-cell office:value-type="float" office:value="78.288600000000002" table:style-name="ce22">
            <text:p>78,29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Partición 5</text:p>
          </table:table-cell>
          <table:table-cell office:value-type="float" office:value="68.421099999999996" table:style-name="ce14">
            <text:p>68,42</text:p>
          </table:table-cell>
          <table:table-cell office:value-type="float" office:value="100" table:style-name="ce14">
            <text:p>100,00</text:p>
          </table:table-cell>
          <table:table-cell office:value-type="float" office:value="74.736800000000002" table:style-name="ce14">
            <text:p>74,74</text:p>
          </table:table-cell>
          <table:table-cell office:value-type="float" office:value="60.740600000000001" table:style-name="ce23">
            <text:p>60,74</text:p>
          </table:table-cell>
          <table:table-cell office:value-type="float" office:value="82.8125" table:style-name="ce16">
            <text:p>82,81</text:p>
          </table:table-cell>
          <table:table-cell office:value-type="float" office:value="56.944400000000002" table:style-name="ce14">
            <text:p>56,94</text:p>
          </table:table-cell>
          <table:table-cell office:value-type="float" office:value="77.638900000000007" table:style-name="ce14">
            <text:p>77,64</text:p>
          </table:table-cell>
          <table:table-cell office:value-type="float" office:value="109.002" table:style-name="ce24">
            <text:p>109,00</text:p>
          </table:table-cell>
          <table:table-cell office:value-type="float" office:value="88.405799999999999" table:style-name="ce21">
            <text:p>88,41</text:p>
          </table:table-cell>
          <table:table-cell office:value-type="float" office:value="43.181800000000003" table:style-name="ce14">
            <text:p>43,18</text:p>
          </table:table-cell>
          <table:table-cell office:value-type="float" office:value="79.361000000000004" table:style-name="ce14">
            <text:p>79,36</text:p>
          </table:table-cell>
          <table:table-cell office:value-type="float" office:value="91.245800000000003" table:style-name="ce24">
            <text:p>91,2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8">
            <text:p>Media</text:p>
          </table:table-cell>
          <table:table-cell office:value-type="float" office:value="66.281599999999997" table:style-name="ce10">
            <text:p>66,28</text:p>
          </table:table-cell>
          <table:table-cell office:value-type="float" office:value="92.5" table:style-name="ce10">
            <text:p>92,50</text:p>
          </table:table-cell>
          <table:table-cell office:value-type="float" office:value="71.525300000000001" table:style-name="ce10">
            <text:p>71,53</text:p>
          </table:table-cell>
          <table:table-cell office:value-type="float" office:value="53.514499999999998" table:style-name="ce22">
            <text:p>53,51</text:p>
          </table:table-cell>
          <table:table-cell office:value-type="float" office:value="77.5" table:style-name="ce12">
            <text:p>77,50</text:p>
          </table:table-cell>
          <table:table-cell office:value-type="float" office:value="40.277799999999999" table:style-name="ce10">
            <text:p>40,28</text:p>
          </table:table-cell>
          <table:table-cell office:value-type="float" office:value="70.055599999999998" table:style-name="ce10">
            <text:p>70,06</text:p>
          </table:table-cell>
          <table:table-cell office:value-type="float" office:value="108.892" table:style-name="ce25">
            <text:p>108,89</text:p>
          </table:table-cell>
          <table:table-cell office:value-type="float" office:value="88.538300000000007" table:style-name="ce20">
            <text:p>88,54</text:p>
          </table:table-cell>
          <table:table-cell office:value-type="float" office:value="43.636400000000002" table:style-name="ce10">
            <text:p>43,64</text:p>
          </table:table-cell>
          <table:table-cell office:value-type="float" office:value="79.557900000000004" table:style-name="ce10">
            <text:p>79,56</text:p>
          </table:table-cell>
          <table:table-cell office:value-type="float" office:value="79.831400000000002" table:style-name="ce25">
            <text:p>79,83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45">
            <text:p>Resultados obtenidos por el algoritmo ES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table:number-columns-spanned="1" table:number-rows-spanned="2" table:style-name="ce46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6">
            <text:p>Diabetes</text:p>
          </table:table-cell>
          <table:table-cell office:value-type="string" table:number-columns-spanned="3" table:number-rows-spanned="1" table:style-name="ce53">
            <text:p>Ozone</text:p>
          </table:table-cell>
          <table:covered-table-cell table:number-columns-repeated="2"/>
          <table:table-cell office:value-type="string" table:style-name="ce35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28">
            <text:p>Spectf-heart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number-columns-repeated="16371" table:style-name="ce1"/>
        </table:table-row>
        <table:table-row table:style-name="ro3">
          <table:table-cell office:value-type="string" table:style-name="ce9">
            <text:p>Partición 1</text:p>
          </table:table-cell>
          <table:table-cell office:value-type="float" office:value="71.428600000000003" table:style-name="ce29">
            <text:p>71,43</text:p>
          </table:table-cell>
          <table:table-cell office:value-type="float" office:value="87.5" table:style-name="ce29">
            <text:p>87,50</text:p>
          </table:table-cell>
          <table:table-cell office:value-type="float" office:value="74.642899999999997" table:style-name="ce29">
            <text:p>74,64</text:p>
          </table:table-cell>
          <table:table-cell office:value-type="float" office:value="135.86600000000001" table:style-name="ce22">
            <text:p>135,87</text:p>
          </table:table-cell>
          <table:table-cell office:value-type="float" office:value="84.375" table:style-name="ce12">
            <text:p>84,38</text:p>
          </table:table-cell>
          <table:table-cell office:value-type="float" office:value="44.444400000000002" table:style-name="ce10">
            <text:p>44,44</text:p>
          </table:table-cell>
          <table:table-cell office:value-type="float" office:value="76.388900000000007" table:style-name="ce10">
            <text:p>76,39</text:p>
          </table:table-cell>
          <table:table-cell office:value-type="float" office:value="22.716100000000001" table:style-name="ce22">
            <text:p>22,72</text:p>
          </table:table-cell>
          <table:table-cell office:value-type="float" office:value="84.285700000000006" table:style-name="ce29">
            <text:p>84,29</text:p>
          </table:table-cell>
          <table:table-cell office:value-type="float" office:value="52.2727" table:style-name="ce29">
            <text:p>52,27</text:p>
          </table:table-cell>
          <table:table-cell office:value-type="float" office:value="77.883099999999999" table:style-name="ce29">
            <text:p>77,88</text:p>
          </table:table-cell>
          <table:table-cell office:value-type="float" office:value="23.843699999999998" table:style-name="ce22">
            <text:p>23,84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9">
            <text:p>Partición 2</text:p>
          </table:table-cell>
          <table:table-cell office:value-type="float" office:value="66.233800000000002" table:style-name="ce29">
            <text:p>66,23</text:p>
          </table:table-cell>
          <table:table-cell office:value-type="float" office:value="87.5" table:style-name="ce29">
            <text:p>87,50</text:p>
          </table:table-cell>
          <table:table-cell office:value-type="float" office:value="70.486999999999995" table:style-name="ce29">
            <text:p>70,49</text:p>
          </table:table-cell>
          <table:table-cell office:value-type="float" office:value="103.22199999999999" table:style-name="ce22">
            <text:p>103,22</text:p>
          </table:table-cell>
          <table:table-cell office:value-type="float" office:value="84.375" table:style-name="ce12">
            <text:p>84,38</text:p>
          </table:table-cell>
          <table:table-cell office:value-type="float" office:value="51.3889" table:style-name="ce10">
            <text:p>51,39</text:p>
          </table:table-cell>
          <table:table-cell office:value-type="float" office:value="77.777799999999999" table:style-name="ce10">
            <text:p>77,78</text:p>
          </table:table-cell>
          <table:table-cell office:value-type="float" office:value="22.017099999999999" table:style-name="ce22">
            <text:p>22,02</text:p>
          </table:table-cell>
          <table:table-cell office:value-type="float" office:value="84.285700000000006" table:style-name="ce29">
            <text:p>84,29</text:p>
          </table:table-cell>
          <table:table-cell office:value-type="float" office:value="43.181800000000003" table:style-name="ce29">
            <text:p>43,18</text:p>
          </table:table-cell>
          <table:table-cell office:value-type="float" office:value="76.064899999999994" table:style-name="ce29">
            <text:p>76,06</text:p>
          </table:table-cell>
          <table:table-cell office:value-type="float" office:value="19.439699999999998" table:style-name="ce22">
            <text:p>19,44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9">
            <text:p>Partición 3</text:p>
          </table:table-cell>
          <table:table-cell office:value-type="float" office:value="68.831199999999995" table:style-name="ce29">
            <text:p>68,83</text:p>
          </table:table-cell>
          <table:table-cell office:value-type="float" office:value="87.5" table:style-name="ce29">
            <text:p>87,50</text:p>
          </table:table-cell>
          <table:table-cell office:value-type="float" office:value="72.564899999999994" table:style-name="ce29">
            <text:p>72,56</text:p>
          </table:table-cell>
          <table:table-cell office:value-type="float" office:value="99.119799999999998" table:style-name="ce22">
            <text:p>99,12</text:p>
          </table:table-cell>
          <table:table-cell office:value-type="float" office:value="76.5625" table:style-name="ce12">
            <text:p>76,56</text:p>
          </table:table-cell>
          <table:table-cell office:value-type="float" office:value="54.166699999999999" table:style-name="ce10">
            <text:p>54,17</text:p>
          </table:table-cell>
          <table:table-cell office:value-type="float" office:value="72.083299999999994" table:style-name="ce10">
            <text:p>72,08</text:p>
          </table:table-cell>
          <table:table-cell office:value-type="float" office:value="19.293299999999999" table:style-name="ce22">
            <text:p>19,29</text:p>
          </table:table-cell>
          <table:table-cell office:value-type="float" office:value="88.571399999999997" table:style-name="ce29">
            <text:p>88,57</text:p>
          </table:table-cell>
          <table:table-cell office:value-type="float" office:value="50" table:style-name="ce29">
            <text:p>50,00</text:p>
          </table:table-cell>
          <table:table-cell office:value-type="float" office:value="80.857100000000003" table:style-name="ce29">
            <text:p>80,86</text:p>
          </table:table-cell>
          <table:table-cell office:value-type="float" office:value="22.7547" table:style-name="ce22">
            <text:p>22,75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9">
            <text:p>Partición 4</text:p>
          </table:table-cell>
          <table:table-cell office:value-type="float" office:value="67.532499999999999" table:style-name="ce29">
            <text:p>67,53</text:p>
          </table:table-cell>
          <table:table-cell office:value-type="float" office:value="87.5" table:style-name="ce29">
            <text:p>87,50</text:p>
          </table:table-cell>
          <table:table-cell office:value-type="float" office:value="71.525999999999996" table:style-name="ce29">
            <text:p>71,53</text:p>
          </table:table-cell>
          <table:table-cell office:value-type="float" office:value="103.215" table:style-name="ce22">
            <text:p>103,22</text:p>
          </table:table-cell>
          <table:table-cell office:value-type="float" office:value="76.5625" table:style-name="ce12">
            <text:p>76,56</text:p>
          </table:table-cell>
          <table:table-cell office:value-type="float" office:value="40.277799999999999" table:style-name="ce10">
            <text:p>40,28</text:p>
          </table:table-cell>
          <table:table-cell office:value-type="float" office:value="69.305599999999998" table:style-name="ce10">
            <text:p>69,31</text:p>
          </table:table-cell>
          <table:table-cell office:value-type="float" office:value="27.1462" table:style-name="ce22">
            <text:p>27,15</text:p>
          </table:table-cell>
          <table:table-cell office:value-type="float" office:value="82.857100000000003" table:style-name="ce29">
            <text:p>82,86</text:p>
          </table:table-cell>
          <table:table-cell office:value-type="float" office:value="50" table:style-name="ce29">
            <text:p>50,00</text:p>
          </table:table-cell>
          <table:table-cell office:value-type="float" office:value="76.285700000000006" table:style-name="ce29">
            <text:p>76,29</text:p>
          </table:table-cell>
          <table:table-cell office:value-type="float" office:value="29.037400000000002" table:style-name="ce22">
            <text:p>29,04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3">
            <text:p>Partición 5</text:p>
          </table:table-cell>
          <table:table-cell office:value-type="float" office:value="66.447400000000002" table:style-name="ce30">
            <text:p>66,45</text:p>
          </table:table-cell>
          <table:table-cell office:value-type="float" office:value="87.5" table:style-name="ce30">
            <text:p>87,50</text:p>
          </table:table-cell>
          <table:table-cell office:value-type="float" office:value="70.657899999999998" table:style-name="ce30">
            <text:p>70,66</text:p>
          </table:table-cell>
          <table:table-cell office:value-type="float" office:value="142.41800000000001" table:style-name="ce23">
            <text:p>142,42</text:p>
          </table:table-cell>
          <table:table-cell office:value-type="float" office:value="92.1875" table:style-name="ce16">
            <text:p>92,19</text:p>
          </table:table-cell>
          <table:table-cell office:value-type="float" office:value="51.3889" table:style-name="ce14">
            <text:p>51,39</text:p>
          </table:table-cell>
          <table:table-cell office:value-type="float" office:value="84.027799999999999" table:style-name="ce14">
            <text:p>84,03</text:p>
          </table:table-cell>
          <table:table-cell office:value-type="float" office:value="19.6404" table:style-name="ce24">
            <text:p>19,64</text:p>
          </table:table-cell>
          <table:table-cell office:value-type="float" office:value="86.956500000000005" table:style-name="ce30">
            <text:p>86,96</text:p>
          </table:table-cell>
          <table:table-cell office:value-type="float" office:value="40.909100000000002" table:style-name="ce30">
            <text:p>40,91</text:p>
          </table:table-cell>
          <table:table-cell office:value-type="float" office:value="77.747" table:style-name="ce30">
            <text:p>77,75</text:p>
          </table:table-cell>
          <table:table-cell office:value-type="float" office:value="27.278600000000001" table:style-name="ce23">
            <text:p>27,28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8">
            <text:p>Media</text:p>
          </table:table-cell>
          <table:table-cell office:value-type="float" office:value="68.094700000000003" table:style-name="ce29">
            <text:p>68,09</text:p>
          </table:table-cell>
          <table:table-cell office:value-type="float" office:value="87.5" table:style-name="ce29">
            <text:p>87,50</text:p>
          </table:table-cell>
          <table:table-cell office:value-type="float" office:value="71.975700000000003" table:style-name="ce29">
            <text:p>71,98</text:p>
          </table:table-cell>
          <table:table-cell office:value-type="float" office:value="116.768" table:style-name="ce22">
            <text:p>116,77</text:p>
          </table:table-cell>
          <table:table-cell office:value-type="float" office:value="82.8125" table:style-name="ce12">
            <text:p>82,81</text:p>
          </table:table-cell>
          <table:table-cell office:value-type="float" office:value="48.333300000000001" table:style-name="ce10">
            <text:p>48,33</text:p>
          </table:table-cell>
          <table:table-cell office:value-type="float" office:value="75.916700000000006" table:style-name="ce10">
            <text:p>75,92</text:p>
          </table:table-cell>
          <table:table-cell office:value-type="float" office:value="22.162600000000001" table:style-name="ce25">
            <text:p>22,16</text:p>
          </table:table-cell>
          <table:table-cell office:value-type="float" office:value="85.391300000000001" table:style-name="ce29">
            <text:p>85,39</text:p>
          </table:table-cell>
          <table:table-cell office:value-type="float" office:value="47.2727" table:style-name="ce29">
            <text:p>47,27</text:p>
          </table:table-cell>
          <table:table-cell office:value-type="float" office:value="77.767600000000002" table:style-name="ce29">
            <text:p>77,77</text:p>
          </table:table-cell>
          <table:table-cell office:value-type="float" office:value="24.470800000000001" table:style-name="ce22">
            <text:p>24,47</text:p>
          </table:table-cell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45">
            <text:p>Resultados obtenidos por el algoritmo BMB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table:number-columns-spanned="1" table:number-rows-spanned="2" table:style-name="ce46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6">
            <text:p>Diabetes</text:p>
          </table:table-cell>
          <table:table-cell office:value-type="string" table:number-columns-spanned="3" table:number-rows-spanned="1" table:style-name="ce53">
            <text:p>Ozone</text:p>
          </table:table-cell>
          <table:covered-table-cell table:number-columns-repeated="2"/>
          <table:table-cell office:value-type="string" table:style-name="ce35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28">
            <text:p>Spectf-heart</text:p>
          </table:table-cell>
          <table:table-cell table:number-columns-repeated="2" table:style-name="ce1"/>
          <table:table-cell table:number-columns-spanned="1" table:number-rows-spanned="2" table:style-name="ce46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6">
            <text:p>Diabetes</text:p>
          </table:table-cell>
          <table:table-cell office:value-type="string" table:number-columns-spanned="3" table:number-rows-spanned="1" table:style-name="ce53">
            <text:p>Ozone</text:p>
          </table:table-cell>
          <table:covered-table-cell table:number-columns-repeated="2"/>
          <table:table-cell office:value-type="string" table:style-name="ce35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28">
            <text:p>Spectf-heart</text:p>
          </table:table-cell>
          <table:table-cell/>
          <table:table-cell table:style-name="ce1">
            <draw:frame draw:z-index="5" draw:id="id4" draw:style-name="a4" draw:name="Gráfico 17" svg:x="0.03102in" svg:y="0.02037in" svg:width="5.25963in" svg:height="3.0170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1">
            <draw:frame draw:z-index="6" draw:id="id5" draw:style-name="a5" draw:name="Gráfico 18" svg:x="0.43819in" svg:y="0.00463in" svg:width="5.19436in" svg:height="3.023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48"/>
        </table:table-row>
        <table:table-row table:style-name="ro4">
          <table:covered-table-cell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number-columns-repeated="2" table:style-name="ce1"/>
          <table:covered-table-cell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number-columns-repeated="16356"/>
        </table:table-row>
        <table:table-row table:style-name="ro9">
          <table:table-cell office:value-type="string" table:style-name="ce9">
            <text:p>Partición 1</text:p>
          </table:table-cell>
          <table:table-cell office:value-type="float" office:value="69.480500000000006" table:style-name="ce10">
            <text:p>69,48</text:p>
          </table:table-cell>
          <table:table-cell office:value-type="float" office:value="75" table:style-name="ce10">
            <text:p>75,00</text:p>
          </table:table-cell>
          <table:table-cell office:value-type="float" office:value="70.584400000000002" table:style-name="ce10">
            <text:p>70,58</text:p>
          </table:table-cell>
          <table:table-cell office:value-type="float" office:value="6.1764200000000002" table:style-name="ce22">
            <text:p>6,18</text:p>
          </table:table-cell>
          <table:table-cell office:value-type="float" office:value="73.4375" table:style-name="ce12">
            <text:p>73,44</text:p>
          </table:table-cell>
          <table:table-cell office:value-type="float" office:value="44.444400000000002" table:style-name="ce10">
            <text:p>44,44</text:p>
          </table:table-cell>
          <table:table-cell office:value-type="float" office:value="67.638900000000007" table:style-name="ce10">
            <text:p>67,64</text:p>
          </table:table-cell>
          <table:table-cell office:value-type="float" office:value="29.6662" table:style-name="ce22">
            <text:p>29,67</text:p>
          </table:table-cell>
          <table:table-cell office:value-type="float" office:value="77.142899999999997" table:style-name="ce10">
            <text:p>77,14</text:p>
          </table:table-cell>
          <table:table-cell office:value-type="float" office:value="40.909100000000002" table:style-name="ce10">
            <text:p>40,91</text:p>
          </table:table-cell>
          <table:table-cell office:value-type="float" office:value="69.896100000000004" table:style-name="ce10">
            <text:p>69,90</text:p>
          </table:table-cell>
          <table:table-cell office:value-type="float" office:value="16.831600000000002" table:style-name="ce22">
            <text:p>16,83</text:p>
          </table:table-cell>
          <table:table-cell table:number-columns-repeated="2" table:style-name="ce1"/>
          <table:table-cell office:value-type="string" table:style-name="ce1">
            <text:p>BMB</text:p>
          </table:table-cell>
          <table:table-cell office:value-type="float" office:value="68.352699999999999" table:style-name="ce10">
            <text:p>68,35</text:p>
          </table:table-cell>
          <table:table-cell office:value-type="float" office:value="70" table:style-name="ce10">
            <text:p>70,00</text:p>
          </table:table-cell>
          <table:table-cell office:value-type="float" office:value="68.682199999999995" table:style-name="ce10">
            <text:p>68,68</text:p>
          </table:table-cell>
          <table:table-cell office:value-type="float" office:value="5.9435599999999997" table:style-name="ce22">
            <text:p>5,94</text:p>
          </table:table-cell>
          <table:table-cell office:value-type="float" office:value="78.125" table:style-name="ce12">
            <text:p>78,13</text:p>
          </table:table-cell>
          <table:table-cell office:value-type="float" office:value="34.444400000000002" table:style-name="ce10">
            <text:p>34,44</text:p>
          </table:table-cell>
          <table:table-cell office:value-type="float" office:value="69.388900000000007" table:style-name="ce10">
            <text:p>69,39</text:p>
          </table:table-cell>
          <table:table-cell office:value-type="float" office:value="32.193199999999997" table:style-name="ce25">
            <text:p>32,19</text:p>
          </table:table-cell>
          <table:table-cell office:value-type="float" office:value="84.525899999999993" table:style-name="ce10">
            <text:p>84,53</text:p>
          </table:table-cell>
          <table:table-cell office:value-type="float" office:value="40" table:style-name="ce10">
            <text:p>40,00</text:p>
          </table:table-cell>
          <table:table-cell office:value-type="float" office:value="75.620699999999999" table:style-name="ce10">
            <text:p>75,62</text:p>
          </table:table-cell>
          <table:table-cell office:value-type="float" office:value="19.801400000000001" table:style-name="ce22">
            <text:p>19,80</text:p>
          </table:table-cell>
          <table:table-cell table:number-columns-repeated="16356" table:style-name="ce1"/>
        </table:table-row>
        <table:table-row table:style-name="ro9">
          <table:table-cell office:value-type="string" table:style-name="ce9">
            <text:p>Partición 2</text:p>
          </table:table-cell>
          <table:table-cell office:value-type="float" office:value="67.532499999999999" table:style-name="ce10">
            <text:p>67,53</text:p>
          </table:table-cell>
          <table:table-cell office:value-type="float" office:value="62.5" table:style-name="ce10">
            <text:p>62,50</text:p>
          </table:table-cell>
          <table:table-cell office:value-type="float" office:value="66.525999999999996" table:style-name="ce10">
            <text:p>66,53</text:p>
          </table:table-cell>
          <table:table-cell office:value-type="float" office:value="5.8067299999999999" table:style-name="ce22">
            <text:p>5,81</text:p>
          </table:table-cell>
          <table:table-cell office:value-type="float" office:value="82.8125" table:style-name="ce12">
            <text:p>82,81</text:p>
          </table:table-cell>
          <table:table-cell office:value-type="float" office:value="37.5" table:style-name="ce10">
            <text:p>37,50</text:p>
          </table:table-cell>
          <table:table-cell office:value-type="float" office:value="73.75" table:style-name="ce10">
            <text:p>73,75</text:p>
          </table:table-cell>
          <table:table-cell office:value-type="float" office:value="28.374099999999999" table:style-name="ce22">
            <text:p>28,37</text:p>
          </table:table-cell>
          <table:table-cell office:value-type="float" office:value="88.571399999999997" table:style-name="ce10">
            <text:p>88,57</text:p>
          </table:table-cell>
          <table:table-cell office:value-type="float" office:value="38.636400000000002" table:style-name="ce10">
            <text:p>38,64</text:p>
          </table:table-cell>
          <table:table-cell office:value-type="float" office:value="78.584400000000002" table:style-name="ce10">
            <text:p>78,58</text:p>
          </table:table-cell>
          <table:table-cell office:value-type="float" office:value="20.3916" table:style-name="ce22">
            <text:p>20,39</text:p>
          </table:table-cell>
          <table:table-cell table:number-columns-repeated="2" table:style-name="ce1"/>
          <table:table-cell office:value-type="string" table:style-name="ce1">
            <text:p>ILS</text:p>
          </table:table-cell>
          <table:table-cell office:value-type="float" office:value="67.824700000000007" table:style-name="ce10">
            <text:p>67,82</text:p>
          </table:table-cell>
          <table:table-cell office:value-type="float" office:value="87.5" table:style-name="ce10">
            <text:p>87,50</text:p>
          </table:table-cell>
          <table:table-cell office:value-type="float" office:value="71.759699999999995" table:style-name="ce10">
            <text:p>71,76</text:p>
          </table:table-cell>
          <table:table-cell office:value-type="float" office:value="4.0793400000000002" table:style-name="ce22">
            <text:p>4,08</text:p>
          </table:table-cell>
          <table:table-cell office:value-type="float" office:value="77.8125" table:style-name="ce12">
            <text:p>77,81</text:p>
          </table:table-cell>
          <table:table-cell office:value-type="float" office:value="40.833300000000001" table:style-name="ce10">
            <text:p>40,83</text:p>
          </table:table-cell>
          <table:table-cell office:value-type="float" office:value="70.416700000000006" table:style-name="ce10">
            <text:p>70,42</text:p>
          </table:table-cell>
          <table:table-cell office:value-type="float" office:value="21.556999999999999" table:style-name="ce25">
            <text:p>21,56</text:p>
          </table:table-cell>
          <table:table-cell office:value-type="float" office:value="85.387200000000007" table:style-name="ce10">
            <text:p>85,39</text:p>
          </table:table-cell>
          <table:table-cell office:value-type="float" office:value="55" table:style-name="ce10">
            <text:p>55,00</text:p>
          </table:table-cell>
          <table:table-cell office:value-type="float" office:value="79.309700000000007" table:style-name="ce10">
            <text:p>79,31</text:p>
          </table:table-cell>
          <table:table-cell office:value-type="float" office:value="11.713800000000001" table:style-name="ce22">
            <text:p>11,71</text:p>
          </table:table-cell>
          <table:table-cell table:number-columns-repeated="16356" table:style-name="ce1"/>
        </table:table-row>
        <table:table-row table:style-name="ro9">
          <table:table-cell office:value-type="string" table:style-name="ce9">
            <text:p>Partición 3</text:p>
          </table:table-cell>
          <table:table-cell office:value-type="float" office:value="70.129900000000006" table:style-name="ce10">
            <text:p>70,13</text:p>
          </table:table-cell>
          <table:table-cell office:value-type="float" office:value="62.5" table:style-name="ce10">
            <text:p>62,50</text:p>
          </table:table-cell>
          <table:table-cell office:value-type="float" office:value="68.603899999999996" table:style-name="ce10">
            <text:p>68,60</text:p>
          </table:table-cell>
          <table:table-cell office:value-type="float" office:value="6.2182199999999996" table:style-name="ce22">
            <text:p>6,22</text:p>
          </table:table-cell>
          <table:table-cell office:value-type="float" office:value="81.25" table:style-name="ce12">
            <text:p>81,25</text:p>
          </table:table-cell>
          <table:table-cell office:value-type="float" office:value="33.333300000000001" table:style-name="ce10">
            <text:p>33,33</text:p>
          </table:table-cell>
          <table:table-cell office:value-type="float" office:value="71.666700000000006" table:style-name="ce10">
            <text:p>71,67</text:p>
          </table:table-cell>
          <table:table-cell office:value-type="float" office:value="35.907800000000002" table:style-name="ce22">
            <text:p>35,91</text:p>
          </table:table-cell>
          <table:table-cell office:value-type="float" office:value="85.714299999999994" table:style-name="ce10">
            <text:p>85,71</text:p>
          </table:table-cell>
          <table:table-cell office:value-type="float" office:value="43.181800000000003" table:style-name="ce10">
            <text:p>43,18</text:p>
          </table:table-cell>
          <table:table-cell office:value-type="float" office:value="77.207800000000006" table:style-name="ce10">
            <text:p>77,21</text:p>
          </table:table-cell>
          <table:table-cell office:value-type="float" office:value="19.6738" table:style-name="ce22">
            <text:p>19,67</text:p>
          </table:table-cell>
          <table:table-cell table:number-columns-repeated="2" table:style-name="ce1"/>
          <table:table-cell office:value-type="string" table:style-name="ce1">
            <text:p>ILS-ES</text:p>
          </table:table-cell>
          <table:table-cell office:value-type="float" office:value="68.745699999999999" table:style-name="ce10">
            <text:p>68,75</text:p>
          </table:table-cell>
          <table:table-cell office:value-type="float" office:value="87.5" table:style-name="ce10">
            <text:p>87,50</text:p>
          </table:table-cell>
          <table:table-cell office:value-type="float" office:value="72.496600000000001" table:style-name="ce10">
            <text:p>72,50</text:p>
          </table:table-cell>
          <table:table-cell office:value-type="float" office:value="84.553299999999993" table:style-name="ce22">
            <text:p>84,55</text:p>
          </table:table-cell>
          <table:table-cell office:value-type="float" office:value="77.1875" table:style-name="ce12">
            <text:p>77,19</text:p>
          </table:table-cell>
          <table:table-cell office:value-type="float" office:value="27.222200000000001" table:style-name="ce10">
            <text:p>27,22</text:p>
          </table:table-cell>
          <table:table-cell office:value-type="float" office:value="67.194400000000002" table:style-name="ce10">
            <text:p>67,19</text:p>
          </table:table-cell>
          <table:table-cell office:value-type="float" office:value="10.161099999999999" table:style-name="ce25">
            <text:p>10,16</text:p>
          </table:table-cell>
          <table:table-cell office:value-type="float" office:value="81.378900000000002" table:style-name="ce10">
            <text:p>81,38</text:p>
          </table:table-cell>
          <table:table-cell office:value-type="float" office:value="38.181800000000003" table:style-name="ce10">
            <text:p>38,18</text:p>
          </table:table-cell>
          <table:table-cell office:value-type="float" office:value="72.739500000000007" table:style-name="ce10">
            <text:p>72,74</text:p>
          </table:table-cell>
          <table:table-cell office:value-type="float" office:value="15.0288" table:style-name="ce22">
            <text:p>15,03</text:p>
          </table:table-cell>
          <table:table-cell table:number-columns-repeated="16356" table:style-name="ce1"/>
        </table:table-row>
        <table:table-row table:style-name="ro9">
          <table:table-cell office:value-type="string" table:style-name="ce9">
            <text:p>Partición 4</text:p>
          </table:table-cell>
          <table:table-cell office:value-type="float" office:value="68.831199999999995" table:style-name="ce10">
            <text:p>68,83</text:p>
          </table:table-cell>
          <table:table-cell office:value-type="float" office:value="75" table:style-name="ce10">
            <text:p>75,00</text:p>
          </table:table-cell>
          <table:table-cell office:value-type="float" office:value="70.064899999999994" table:style-name="ce10">
            <text:p>70,06</text:p>
          </table:table-cell>
          <table:table-cell office:value-type="float" office:value="5.1641399999999997" table:style-name="ce22">
            <text:p>5,16</text:p>
          </table:table-cell>
          <table:table-cell office:value-type="float" office:value="70.3125" table:style-name="ce12">
            <text:p>70,31</text:p>
          </table:table-cell>
          <table:table-cell office:value-type="float" office:value="30.555599999999998" table:style-name="ce10">
            <text:p>30,56</text:p>
          </table:table-cell>
          <table:table-cell office:value-type="float" office:value="62.3611" table:style-name="ce10">
            <text:p>62,36</text:p>
          </table:table-cell>
          <table:table-cell office:value-type="float" office:value="35.650799999999997" table:style-name="ce22">
            <text:p>35,65</text:p>
          </table:table-cell>
          <table:table-cell office:value-type="float" office:value="87.142899999999997" table:style-name="ce10">
            <text:p>87,14</text:p>
          </table:table-cell>
          <table:table-cell office:value-type="float" office:value="38.636400000000002" table:style-name="ce10">
            <text:p>38,64</text:p>
          </table:table-cell>
          <table:table-cell office:value-type="float" office:value="77.441599999999994" table:style-name="ce10">
            <text:p>77,44</text:p>
          </table:table-cell>
          <table:table-cell office:value-type="float" office:value="18.8203" table:style-name="ce22">
            <text:p>18,82</text:p>
          </table:table-cell>
          <table:table-cell table:number-columns-repeated="2" table:style-name="ce1"/>
          <table:table-cell office:value-type="string" table:style-name="ce1">
            <text:p>VNS</text:p>
          </table:table-cell>
          <table:table-cell office:value-type="float" office:value="67.573499999999996" table:style-name="ce10">
            <text:p>67,57</text:p>
          </table:table-cell>
          <table:table-cell office:value-type="float" office:value="80" table:style-name="ce10">
            <text:p>80,00</text:p>
          </table:table-cell>
          <table:table-cell office:value-type="float" office:value="70.058800000000005" table:style-name="ce10">
            <text:p>70,06</text:p>
          </table:table-cell>
          <table:table-cell office:value-type="float" office:value="4.5262500000000001" table:style-name="ce22">
            <text:p>4,53</text:p>
          </table:table-cell>
          <table:table-cell office:value-type="float" office:value="79.6875" table:style-name="ce12">
            <text:p>79,69</text:p>
          </table:table-cell>
          <table:table-cell office:value-type="float" office:value="42.5" table:style-name="ce10">
            <text:p>42,50</text:p>
          </table:table-cell>
          <table:table-cell office:value-type="float" office:value="72.25" table:style-name="ce10">
            <text:p>72,25</text:p>
          </table:table-cell>
          <table:table-cell office:value-type="float" office:value="20.179400000000001" table:style-name="ce25">
            <text:p>20,18</text:p>
          </table:table-cell>
          <table:table-cell office:value-type="float" office:value="86.828199999999995" table:style-name="ce10">
            <text:p>86,83</text:p>
          </table:table-cell>
          <table:table-cell office:value-type="float" office:value="49.090899999999998" table:style-name="ce10">
            <text:p>49,09</text:p>
          </table:table-cell>
          <table:table-cell office:value-type="float" office:value="79.280699999999996" table:style-name="ce10">
            <text:p>79,28</text:p>
          </table:table-cell>
          <table:table-cell office:value-type="float" office:value="11.6355" table:style-name="ce22">
            <text:p>11,64</text:p>
          </table:table-cell>
          <table:table-cell table:number-columns-repeated="16356" table:style-name="ce1"/>
        </table:table-row>
        <table:table-row table:style-name="ro9">
          <table:table-cell office:value-type="string" table:style-name="ce13">
            <text:p>Partición 5</text:p>
          </table:table-cell>
          <table:table-cell office:value-type="float" office:value="65.789500000000004" table:style-name="ce14">
            <text:p>65,79</text:p>
          </table:table-cell>
          <table:table-cell office:value-type="float" office:value="75" table:style-name="ce14">
            <text:p>75,00</text:p>
          </table:table-cell>
          <table:table-cell office:value-type="float" office:value="67.631600000000006" table:style-name="ce14">
            <text:p>67,63</text:p>
          </table:table-cell>
          <table:table-cell office:value-type="float" office:value="6.3522800000000004" table:style-name="ce23">
            <text:p>6,35</text:p>
          </table:table-cell>
          <table:table-cell office:value-type="float" office:value="82.8125" table:style-name="ce16">
            <text:p>82,81</text:p>
          </table:table-cell>
          <table:table-cell office:value-type="float" office:value="26.3889" table:style-name="ce14">
            <text:p>26,39</text:p>
          </table:table-cell>
          <table:table-cell office:value-type="float" office:value="71.527799999999999" table:style-name="ce14">
            <text:p>71,53</text:p>
          </table:table-cell>
          <table:table-cell office:value-type="float" office:value="31.3672" table:style-name="ce24">
            <text:p>31,37</text:p>
          </table:table-cell>
          <table:table-cell office:value-type="float" office:value="84.058000000000007" table:style-name="ce14">
            <text:p>84,06</text:p>
          </table:table-cell>
          <table:table-cell office:value-type="float" office:value="38.636400000000002" table:style-name="ce14">
            <text:p>38,64</text:p>
          </table:table-cell>
          <table:table-cell office:value-type="float" office:value="74.973600000000005" table:style-name="ce14">
            <text:p>74,97</text:p>
          </table:table-cell>
          <table:table-cell office:value-type="float" office:value="23.2897" table:style-name="ce23">
            <text:p>23,29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8">
            <text:p>Media</text:p>
          </table:table-cell>
          <table:table-cell office:value-type="float" office:value="68.352699999999999" table:style-name="ce10">
            <text:p>68,35</text:p>
          </table:table-cell>
          <table:table-cell office:value-type="float" office:value="70" table:style-name="ce10">
            <text:p>70,00</text:p>
          </table:table-cell>
          <table:table-cell office:value-type="float" office:value="68.682199999999995" table:style-name="ce10">
            <text:p>68,68</text:p>
          </table:table-cell>
          <table:table-cell office:value-type="float" office:value="5.9435599999999997" table:style-name="ce22">
            <text:p>5,94</text:p>
          </table:table-cell>
          <table:table-cell office:value-type="float" office:value="78.125" table:style-name="ce12">
            <text:p>78,13</text:p>
          </table:table-cell>
          <table:table-cell office:value-type="float" office:value="34.444400000000002" table:style-name="ce10">
            <text:p>34,44</text:p>
          </table:table-cell>
          <table:table-cell office:value-type="float" office:value="69.388900000000007" table:style-name="ce10">
            <text:p>69,39</text:p>
          </table:table-cell>
          <table:table-cell office:value-type="float" office:value="32.193199999999997" table:style-name="ce25">
            <text:p>32,19</text:p>
          </table:table-cell>
          <table:table-cell office:value-type="float" office:value="84.525899999999993" table:style-name="ce10">
            <text:p>84,53</text:p>
          </table:table-cell>
          <table:table-cell office:value-type="float" office:value="40" table:style-name="ce10">
            <text:p>40,00</text:p>
          </table:table-cell>
          <table:table-cell office:value-type="float" office:value="75.620699999999999" table:style-name="ce10">
            <text:p>75,62</text:p>
          </table:table-cell>
          <table:table-cell office:value-type="float" office:value="19.801400000000001" table:style-name="ce22">
            <text:p>19,8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5" table:style-name="ce1"/>
          <table:table-cell table:number-columns-repeated="9" table:style-name="ce31"/>
          <table:table-cell table:number-columns-repeated="16350"/>
        </table:table-row>
        <table:table-row table:style-name="ro1">
          <table:table-cell table:style-name="ce1"/>
          <table:table-cell office:value-type="string" table:number-columns-spanned="12" table:number-rows-spanned="1" table:style-name="ce45">
            <text:p>Resultados obtenidos por el algoritmo ILS en el problema del APC</text:p>
          </table:table-cell>
          <table:covered-table-cell table:number-columns-repeated="11"/>
          <table:table-cell table:number-columns-repeated="16371" table:style-name="ce1"/>
        </table:table-row>
        <table:table-row table:style-name="ro8">
          <table:table-cell table:number-columns-spanned="1" table:number-rows-spanned="2" table:style-name="ce46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6">
            <text:p>Diabetes</text:p>
          </table:table-cell>
          <table:table-cell office:value-type="string" table:number-columns-spanned="3" table:number-rows-spanned="1" table:style-name="ce53">
            <text:p>Ozone</text:p>
          </table:table-cell>
          <table:covered-table-cell table:number-columns-repeated="2"/>
          <table:table-cell office:value-type="string" table:style-name="ce35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28">
            <text:p>Spectf-heart</text:p>
          </table:table-cell>
          <table:table-cell table:number-columns-repeated="16371" table:style-name="ce1"/>
        </table:table-row>
        <table:table-row table:style-name="ro3">
          <table:covered-table-cell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9">
            <text:p>Partición 1</text:p>
          </table:table-cell>
          <table:table-cell office:value-type="float" office:value="71.428600000000003" table:style-name="ce10">
            <text:p>71,43</text:p>
          </table:table-cell>
          <table:table-cell office:value-type="float" office:value="75" table:style-name="ce10">
            <text:p>75,00</text:p>
          </table:table-cell>
          <table:table-cell office:value-type="float" office:value="72.142899999999997" table:style-name="ce10">
            <text:p>72,14</text:p>
          </table:table-cell>
          <table:table-cell office:value-type="float" office:value="3.8382200000000002" table:style-name="ce22">
            <text:p>3,84</text:p>
          </table:table-cell>
          <table:table-cell office:value-type="float" office:value="76.5625" table:style-name="ce12">
            <text:p>76,56</text:p>
          </table:table-cell>
          <table:table-cell office:value-type="float" office:value="51.3889" table:style-name="ce10">
            <text:p>51,39</text:p>
          </table:table-cell>
          <table:table-cell office:value-type="float" office:value="71.527799999999999" table:style-name="ce10">
            <text:p>71,53</text:p>
          </table:table-cell>
          <table:table-cell office:value-type="float" office:value="20.116900000000001" table:style-name="ce22">
            <text:p>20,12</text:p>
          </table:table-cell>
          <table:table-cell office:value-type="float" office:value="78.571399999999997" table:style-name="ce10">
            <text:p>78,57</text:p>
          </table:table-cell>
          <table:table-cell office:value-type="float" office:value="50" table:style-name="ce10">
            <text:p>50,00</text:p>
          </table:table-cell>
          <table:table-cell office:value-type="float" office:value="72.857100000000003" table:style-name="ce10">
            <text:p>72,86</text:p>
          </table:table-cell>
          <table:table-cell office:value-type="float" office:value="10.6311" table:style-name="ce22">
            <text:p>10,63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9">
            <text:p>Partición 2</text:p>
          </table:table-cell>
          <table:table-cell office:value-type="float" office:value="68.831199999999995" table:style-name="ce10">
            <text:p>68,83</text:p>
          </table:table-cell>
          <table:table-cell office:value-type="float" office:value="100" table:style-name="ce10">
            <text:p>100,00</text:p>
          </table:table-cell>
          <table:table-cell office:value-type="float" office:value="75.064899999999994" table:style-name="ce10">
            <text:p>75,06</text:p>
          </table:table-cell>
          <table:table-cell office:value-type="float" office:value="4.49322" table:style-name="ce22">
            <text:p>4,49</text:p>
          </table:table-cell>
          <table:table-cell office:value-type="float" office:value="78.125" table:style-name="ce12">
            <text:p>78,13</text:p>
          </table:table-cell>
          <table:table-cell office:value-type="float" office:value="40.277799999999999" table:style-name="ce10">
            <text:p>40,28</text:p>
          </table:table-cell>
          <table:table-cell office:value-type="float" office:value="70.555599999999998" table:style-name="ce10">
            <text:p>70,56</text:p>
          </table:table-cell>
          <table:table-cell office:value-type="float" office:value="23.066600000000001" table:style-name="ce22">
            <text:p>23,07</text:p>
          </table:table-cell>
          <table:table-cell office:value-type="float" office:value="90" table:style-name="ce10">
            <text:p>90,00</text:p>
          </table:table-cell>
          <table:table-cell office:value-type="float" office:value="45.454500000000003" table:style-name="ce10">
            <text:p>45,45</text:p>
          </table:table-cell>
          <table:table-cell office:value-type="float" office:value="81.090900000000005" table:style-name="ce10">
            <text:p>81,09</text:p>
          </table:table-cell>
          <table:table-cell office:value-type="float" office:value="9.6335899999999999" table:style-name="ce22">
            <text:p>9,63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9">
            <text:p>Partición 3</text:p>
          </table:table-cell>
          <table:table-cell office:value-type="float" office:value="69.480500000000006" table:style-name="ce10">
            <text:p>69,48</text:p>
          </table:table-cell>
          <table:table-cell office:value-type="float" office:value="87.5" table:style-name="ce10">
            <text:p>87,50</text:p>
          </table:table-cell>
          <table:table-cell office:value-type="float" office:value="73.084400000000002" table:style-name="ce10">
            <text:p>73,08</text:p>
          </table:table-cell>
          <table:table-cell office:value-type="float" office:value="4.1137100000000002" table:style-name="ce22">
            <text:p>4,11</text:p>
          </table:table-cell>
          <table:table-cell office:value-type="float" office:value="78.125" table:style-name="ce12">
            <text:p>78,13</text:p>
          </table:table-cell>
          <table:table-cell office:value-type="float" office:value="40.277799999999999" table:style-name="ce10">
            <text:p>40,28</text:p>
          </table:table-cell>
          <table:table-cell office:value-type="float" office:value="70.555599999999998" table:style-name="ce10">
            <text:p>70,56</text:p>
          </table:table-cell>
          <table:table-cell office:value-type="float" office:value="20.903300000000002" table:style-name="ce22">
            <text:p>20,90</text:p>
          </table:table-cell>
          <table:table-cell office:value-type="float" office:value="90" table:style-name="ce10">
            <text:p>90,00</text:p>
          </table:table-cell>
          <table:table-cell office:value-type="float" office:value="59.090899999999998" table:style-name="ce10">
            <text:p>59,09</text:p>
          </table:table-cell>
          <table:table-cell office:value-type="float" office:value="83.818200000000004" table:style-name="ce10">
            <text:p>83,82</text:p>
          </table:table-cell>
          <table:table-cell office:value-type="float" office:value="12.787100000000001" table:style-name="ce22">
            <text:p>12,79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9">
            <text:p>Partición 4</text:p>
          </table:table-cell>
          <table:table-cell office:value-type="float" office:value="66.883099999999999" table:style-name="ce10">
            <text:p>66,88</text:p>
          </table:table-cell>
          <table:table-cell office:value-type="float" office:value="87.5" table:style-name="ce10">
            <text:p>87,50</text:p>
          </table:table-cell>
          <table:table-cell office:value-type="float" office:value="71.006500000000003" table:style-name="ce10">
            <text:p>71,01</text:p>
          </table:table-cell>
          <table:table-cell office:value-type="float" office:value="3.8031299999999999" table:style-name="ce22">
            <text:p>3,80</text:p>
          </table:table-cell>
          <table:table-cell office:value-type="float" office:value="75" table:style-name="ce12">
            <text:p>75,00</text:p>
          </table:table-cell>
          <table:table-cell office:value-type="float" office:value="44.444400000000002" table:style-name="ce10">
            <text:p>44,44</text:p>
          </table:table-cell>
          <table:table-cell office:value-type="float" office:value="68.888900000000007" table:style-name="ce10">
            <text:p>68,89</text:p>
          </table:table-cell>
          <table:table-cell office:value-type="float" office:value="21.665600000000001" table:style-name="ce22">
            <text:p>21,67</text:p>
          </table:table-cell>
          <table:table-cell office:value-type="float" office:value="82.857100000000003" table:style-name="ce10">
            <text:p>82,86</text:p>
          </table:table-cell>
          <table:table-cell office:value-type="float" office:value="65.909099999999995" table:style-name="ce10">
            <text:p>65,91</text:p>
          </table:table-cell>
          <table:table-cell office:value-type="float" office:value="79.467500000000001" table:style-name="ce10">
            <text:p>79,47</text:p>
          </table:table-cell>
          <table:table-cell office:value-type="float" office:value="13.400399999999999" table:style-name="ce22">
            <text:p>13,40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3">
            <text:p>Partición 5</text:p>
          </table:table-cell>
          <table:table-cell office:value-type="float" office:value="62.5" table:style-name="ce14">
            <text:p>62,50</text:p>
          </table:table-cell>
          <table:table-cell office:value-type="float" office:value="87.5" table:style-name="ce14">
            <text:p>87,50</text:p>
          </table:table-cell>
          <table:table-cell office:value-type="float" office:value="67.5" table:style-name="ce14">
            <text:p>67,50</text:p>
          </table:table-cell>
          <table:table-cell office:value-type="float" office:value="4.1484199999999998" table:style-name="ce23">
            <text:p>4,15</text:p>
          </table:table-cell>
          <table:table-cell office:value-type="float" office:value="81.25" table:style-name="ce16">
            <text:p>81,25</text:p>
          </table:table-cell>
          <table:table-cell office:value-type="float" office:value="27.777799999999999" table:style-name="ce14">
            <text:p>27,78</text:p>
          </table:table-cell>
          <table:table-cell office:value-type="float" office:value="70.555599999999998" table:style-name="ce14">
            <text:p>70,56</text:p>
          </table:table-cell>
          <table:table-cell office:value-type="float" office:value="22.032399999999999" table:style-name="ce24">
            <text:p>22,03</text:p>
          </table:table-cell>
          <table:table-cell office:value-type="float" office:value="85.507199999999997" table:style-name="ce14">
            <text:p>85,51</text:p>
          </table:table-cell>
          <table:table-cell office:value-type="float" office:value="54.545499999999997" table:style-name="ce14">
            <text:p>54,55</text:p>
          </table:table-cell>
          <table:table-cell office:value-type="float" office:value="79.314899999999994" table:style-name="ce14">
            <text:p>79,31</text:p>
          </table:table-cell>
          <table:table-cell office:value-type="float" office:value="12.1166" table:style-name="ce23">
            <text:p>12,12</text:p>
          </table:table-cell>
          <table:table-cell table:number-columns-repeated="16371" table:style-name="ce1"/>
        </table:table-row>
        <table:table-row table:style-name="ro9">
          <table:table-cell office:value-type="string" table:style-name="ce18">
            <text:p>Media</text:p>
          </table:table-cell>
          <table:table-cell office:value-type="float" office:value="67.824700000000007" table:style-name="ce10">
            <text:p>67,82</text:p>
          </table:table-cell>
          <table:table-cell office:value-type="float" office:value="87.5" table:style-name="ce10">
            <text:p>87,50</text:p>
          </table:table-cell>
          <table:table-cell office:value-type="float" office:value="71.759699999999995" table:style-name="ce10">
            <text:p>71,76</text:p>
          </table:table-cell>
          <table:table-cell office:value-type="float" office:value="4.0793400000000002" table:style-name="ce22">
            <text:p>4,08</text:p>
          </table:table-cell>
          <table:table-cell office:value-type="float" office:value="77.8125" table:style-name="ce12">
            <text:p>77,81</text:p>
          </table:table-cell>
          <table:table-cell office:value-type="float" office:value="40.833300000000001" table:style-name="ce10">
            <text:p>40,83</text:p>
          </table:table-cell>
          <table:table-cell office:value-type="float" office:value="70.416700000000006" table:style-name="ce10">
            <text:p>70,42</text:p>
          </table:table-cell>
          <table:table-cell office:value-type="float" office:value="21.556999999999999" table:style-name="ce25">
            <text:p>21,56</text:p>
          </table:table-cell>
          <table:table-cell office:value-type="float" office:value="85.387200000000007" table:style-name="ce10">
            <text:p>85,39</text:p>
          </table:table-cell>
          <table:table-cell office:value-type="float" office:value="55" table:style-name="ce10">
            <text:p>55,00</text:p>
          </table:table-cell>
          <table:table-cell office:value-type="float" office:value="79.309700000000007" table:style-name="ce10">
            <text:p>79,31</text:p>
          </table:table-cell>
          <table:table-cell office:value-type="float" office:value="11.713800000000001" table:style-name="ce22">
            <text:p>11,71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45">
            <text:p>Resultados obtenidos por el algoritmo ILS-ES en el problema del APC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table:number-columns-spanned="1" table:number-rows-spanned="2" table:style-name="ce46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6">
            <text:p>Diabetes</text:p>
          </table:table-cell>
          <table:table-cell office:value-type="string" table:number-columns-spanned="3" table:number-rows-spanned="1" table:style-name="ce53">
            <text:p>Ozone</text:p>
          </table:table-cell>
          <table:covered-table-cell table:number-columns-repeated="2"/>
          <table:table-cell office:value-type="string" table:style-name="ce35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28">
            <text:p>Spectf-heart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number-columns-repeated="16371"/>
        </table:table-row>
        <table:table-row table:style-name="ro9">
          <table:table-cell office:value-type="string" table:style-name="ce9">
            <text:p>Partición 1</text:p>
          </table:table-cell>
          <table:table-cell office:value-type="float" office:value="68.181799999999996" table:style-name="ce10">
            <text:p>68,18</text:p>
          </table:table-cell>
          <table:table-cell office:value-type="float" office:value="87.5" table:style-name="ce10">
            <text:p>87,50</text:p>
          </table:table-cell>
          <table:table-cell office:value-type="float" office:value="72.045500000000004" table:style-name="ce10">
            <text:p>72,05</text:p>
          </table:table-cell>
          <table:table-cell office:value-type="float" office:value="87.956800000000001" table:style-name="ce22">
            <text:p>87,96</text:p>
          </table:table-cell>
          <table:table-cell office:value-type="float" office:value="73.4375" table:style-name="ce12">
            <text:p>73,44</text:p>
          </table:table-cell>
          <table:table-cell office:value-type="float" office:value="36.1111" table:style-name="ce10">
            <text:p>36,11</text:p>
          </table:table-cell>
          <table:table-cell office:value-type="float" office:value="65.972200000000001" table:style-name="ce10">
            <text:p>65,97</text:p>
          </table:table-cell>
          <table:table-cell office:value-type="float" office:value="11.2464" table:style-name="ce22">
            <text:p>11,25</text:p>
          </table:table-cell>
          <table:table-cell office:value-type="float" office:value="75.714299999999994" table:style-name="ce10">
            <text:p>75,71</text:p>
          </table:table-cell>
          <table:table-cell office:value-type="float" office:value="31.818200000000001" table:style-name="ce10">
            <text:p>31,82</text:p>
          </table:table-cell>
          <table:table-cell office:value-type="float" office:value="66.935100000000006" table:style-name="ce10">
            <text:p>66,94</text:p>
          </table:table-cell>
          <table:table-cell office:value-type="float" office:value="14.5907" table:style-name="ce22">
            <text:p>14,59</text:p>
          </table:table-cell>
          <table:table-cell table:number-columns-repeated="16371"/>
        </table:table-row>
        <table:table-row table:style-name="ro9">
          <table:table-cell office:value-type="string" table:style-name="ce9">
            <text:p>Partición 2</text:p>
          </table:table-cell>
          <table:table-cell office:value-type="float" office:value="66.233800000000002" table:style-name="ce10">
            <text:p>66,23</text:p>
          </table:table-cell>
          <table:table-cell office:value-type="float" office:value="87.5" table:style-name="ce10">
            <text:p>87,50</text:p>
          </table:table-cell>
          <table:table-cell office:value-type="float" office:value="70.486999999999995" table:style-name="ce10">
            <text:p>70,49</text:p>
          </table:table-cell>
          <table:table-cell office:value-type="float" office:value="102.417" table:style-name="ce22">
            <text:p>102,42</text:p>
          </table:table-cell>
          <table:table-cell office:value-type="float" office:value="81.25" table:style-name="ce12">
            <text:p>81,25</text:p>
          </table:table-cell>
          <table:table-cell office:value-type="float" office:value="22.222200000000001" table:style-name="ce10">
            <text:p>22,22</text:p>
          </table:table-cell>
          <table:table-cell office:value-type="float" office:value="69.444400000000002" table:style-name="ce10">
            <text:p>69,44</text:p>
          </table:table-cell>
          <table:table-cell office:value-type="float" office:value="9.3139299999999992" table:style-name="ce22">
            <text:p>9,31</text:p>
          </table:table-cell>
          <table:table-cell office:value-type="float" office:value="78.571399999999997" table:style-name="ce10">
            <text:p>78,57</text:p>
          </table:table-cell>
          <table:table-cell office:value-type="float" office:value="47.7273" table:style-name="ce10">
            <text:p>47,73</text:p>
          </table:table-cell>
          <table:table-cell office:value-type="float" office:value="72.402600000000007" table:style-name="ce10">
            <text:p>72,40</text:p>
          </table:table-cell>
          <table:table-cell office:value-type="float" office:value="16.0732" table:style-name="ce22">
            <text:p>16,07</text:p>
          </table:table-cell>
          <table:table-cell table:number-columns-repeated="16371"/>
        </table:table-row>
        <table:table-row table:style-name="ro9">
          <table:table-cell office:value-type="string" table:style-name="ce9">
            <text:p>Partición 3</text:p>
          </table:table-cell>
          <table:table-cell office:value-type="float" office:value="72.0779" table:style-name="ce10">
            <text:p>72,08</text:p>
          </table:table-cell>
          <table:table-cell office:value-type="float" office:value="87.5" table:style-name="ce10">
            <text:p>87,50</text:p>
          </table:table-cell>
          <table:table-cell office:value-type="float" office:value="75.162300000000002" table:style-name="ce10">
            <text:p>75,16</text:p>
          </table:table-cell>
          <table:table-cell office:value-type="float" office:value="78.249399999999994" table:style-name="ce22">
            <text:p>78,25</text:p>
          </table:table-cell>
          <table:table-cell office:value-type="float" office:value="78.125" table:style-name="ce12">
            <text:p>78,13</text:p>
          </table:table-cell>
          <table:table-cell office:value-type="float" office:value="26.3889" table:style-name="ce10">
            <text:p>26,39</text:p>
          </table:table-cell>
          <table:table-cell office:value-type="float" office:value="67.777799999999999" table:style-name="ce10">
            <text:p>67,78</text:p>
          </table:table-cell>
          <table:table-cell office:value-type="float" office:value="11.085000000000001" table:style-name="ce22">
            <text:p>11,09</text:p>
          </table:table-cell>
          <table:table-cell office:value-type="float" office:value="91.428600000000003" table:style-name="ce10">
            <text:p>91,43</text:p>
          </table:table-cell>
          <table:table-cell office:value-type="float" office:value="31.818200000000001" table:style-name="ce10">
            <text:p>31,82</text:p>
          </table:table-cell>
          <table:table-cell office:value-type="float" office:value="79.506500000000003" table:style-name="ce10">
            <text:p>79,51</text:p>
          </table:table-cell>
          <table:table-cell office:value-type="float" office:value="14.283200000000001" table:style-name="ce22">
            <text:p>14,28</text:p>
          </table:table-cell>
          <table:table-cell table:number-columns-repeated="16371"/>
        </table:table-row>
        <table:table-row table:style-name="ro9">
          <table:table-cell office:value-type="string" table:style-name="ce9">
            <text:p>Partición 4</text:p>
          </table:table-cell>
          <table:table-cell office:value-type="float" office:value="70.129900000000006" table:style-name="ce10">
            <text:p>70,13</text:p>
          </table:table-cell>
          <table:table-cell office:value-type="float" office:value="87.5" table:style-name="ce10">
            <text:p>87,50</text:p>
          </table:table-cell>
          <table:table-cell office:value-type="float" office:value="73.603899999999996" table:style-name="ce10">
            <text:p>73,60</text:p>
          </table:table-cell>
          <table:table-cell office:value-type="float" office:value="77.674700000000001" table:style-name="ce22">
            <text:p>77,67</text:p>
          </table:table-cell>
          <table:table-cell office:value-type="float" office:value="73.4375" table:style-name="ce12">
            <text:p>73,44</text:p>
          </table:table-cell>
          <table:table-cell office:value-type="float" office:value="23.6111" table:style-name="ce10">
            <text:p>23,61</text:p>
          </table:table-cell>
          <table:table-cell office:value-type="float" office:value="63.472200000000001" table:style-name="ce10">
            <text:p>63,47</text:p>
          </table:table-cell>
          <table:table-cell office:value-type="float" office:value="10.085100000000001" table:style-name="ce22">
            <text:p>10,09</text:p>
          </table:table-cell>
          <table:table-cell office:value-type="float" office:value="78.571399999999997" table:style-name="ce10">
            <text:p>78,57</text:p>
          </table:table-cell>
          <table:table-cell office:value-type="float" office:value="36.363599999999998" table:style-name="ce10">
            <text:p>36,36</text:p>
          </table:table-cell>
          <table:table-cell office:value-type="float" office:value="70.129900000000006" table:style-name="ce10">
            <text:p>70,13</text:p>
          </table:table-cell>
          <table:table-cell office:value-type="float" office:value="15.618600000000001" table:style-name="ce22">
            <text:p>15,62</text:p>
          </table:table-cell>
          <table:table-cell table:number-columns-repeated="16371"/>
        </table:table-row>
        <table:table-row table:style-name="ro9">
          <table:table-cell office:value-type="string" table:style-name="ce13">
            <text:p>Partición 5</text:p>
          </table:table-cell>
          <table:table-cell office:value-type="float" office:value="67.1053" table:style-name="ce14">
            <text:p>67,11</text:p>
          </table:table-cell>
          <table:table-cell office:value-type="float" office:value="87.5" table:style-name="ce14">
            <text:p>87,50</text:p>
          </table:table-cell>
          <table:table-cell office:value-type="float" office:value="71.184200000000004" table:style-name="ce14">
            <text:p>71,18</text:p>
          </table:table-cell>
          <table:table-cell office:value-type="float" office:value="76.468900000000005" table:style-name="ce23">
            <text:p>76,47</text:p>
          </table:table-cell>
          <table:table-cell office:value-type="float" office:value="79.6875" table:style-name="ce16">
            <text:p>79,69</text:p>
          </table:table-cell>
          <table:table-cell office:value-type="float" office:value="27.777799999999999" table:style-name="ce14">
            <text:p>27,78</text:p>
          </table:table-cell>
          <table:table-cell office:value-type="float" office:value="69.305599999999998" table:style-name="ce14">
            <text:p>69,31</text:p>
          </table:table-cell>
          <table:table-cell office:value-type="float" office:value="9.0747699999999991" table:style-name="ce24">
            <text:p>9,07</text:p>
          </table:table-cell>
          <table:table-cell office:value-type="float" office:value="82.608699999999999" table:style-name="ce14">
            <text:p>82,61</text:p>
          </table:table-cell>
          <table:table-cell office:value-type="float" office:value="43.181800000000003" table:style-name="ce14">
            <text:p>43,18</text:p>
          </table:table-cell>
          <table:table-cell office:value-type="float" office:value="74.723299999999995" table:style-name="ce14">
            <text:p>74,72</text:p>
          </table:table-cell>
          <table:table-cell office:value-type="float" office:value="14.5784" table:style-name="ce23">
            <text:p>14,58</text:p>
          </table:table-cell>
          <table:table-cell table:number-columns-repeated="16371"/>
        </table:table-row>
        <table:table-row table:style-name="ro9">
          <table:table-cell office:value-type="string" table:style-name="ce18">
            <text:p>Media</text:p>
          </table:table-cell>
          <table:table-cell office:value-type="float" office:value="68.745699999999999" table:style-name="ce10">
            <text:p>68,75</text:p>
          </table:table-cell>
          <table:table-cell office:value-type="float" office:value="87.5" table:style-name="ce10">
            <text:p>87,50</text:p>
          </table:table-cell>
          <table:table-cell office:value-type="float" office:value="72.496600000000001" table:style-name="ce10">
            <text:p>72,50</text:p>
          </table:table-cell>
          <table:table-cell office:value-type="float" office:value="84.553299999999993" table:style-name="ce22">
            <text:p>84,55</text:p>
          </table:table-cell>
          <table:table-cell office:value-type="float" office:value="77.1875" table:style-name="ce12">
            <text:p>77,19</text:p>
          </table:table-cell>
          <table:table-cell office:value-type="float" office:value="27.222200000000001" table:style-name="ce10">
            <text:p>27,22</text:p>
          </table:table-cell>
          <table:table-cell office:value-type="float" office:value="67.194400000000002" table:style-name="ce10">
            <text:p>67,19</text:p>
          </table:table-cell>
          <table:table-cell office:value-type="float" office:value="10.161099999999999" table:style-name="ce25">
            <text:p>10,16</text:p>
          </table:table-cell>
          <table:table-cell office:value-type="float" office:value="81.378900000000002" table:style-name="ce10">
            <text:p>81,38</text:p>
          </table:table-cell>
          <table:table-cell office:value-type="float" office:value="38.181800000000003" table:style-name="ce10">
            <text:p>38,18</text:p>
          </table:table-cell>
          <table:table-cell office:value-type="float" office:value="72.739500000000007" table:style-name="ce10">
            <text:p>72,74</text:p>
          </table:table-cell>
          <table:table-cell office:value-type="float" office:value="15.0288" table:style-name="ce22">
            <text:p>15,03</text:p>
          </table:table-cell>
          <table:table-cell table:number-columns-repeated="1637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2" table:number-rows-spanned="1" table:style-name="ce45">
            <text:p>Resultados obtenidos por el algoritmo VNS en el problema del APC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table:number-columns-spanned="1" table:number-rows-spanned="2" table:style-name="ce46"/>
          <table:table-cell office:value-type="string" table:number-columns-spanned="3" table:number-rows-spanned="1" table:style-name="ce47">
            <text:p>Diabetes</text:p>
          </table:table-cell>
          <table:covered-table-cell table:number-columns-repeated="2"/>
          <table:table-cell office:value-type="string" table:style-name="ce26">
            <text:p>Diabetes</text:p>
          </table:table-cell>
          <table:table-cell office:value-type="string" table:number-columns-spanned="3" table:number-rows-spanned="1" table:style-name="ce53">
            <text:p>Ozone</text:p>
          </table:table-cell>
          <table:covered-table-cell table:number-columns-repeated="2"/>
          <table:table-cell office:value-type="string" table:style-name="ce35">
            <text:p>Ozone</text:p>
          </table:table-cell>
          <table:table-cell office:value-type="string" table:number-columns-spanned="3" table:number-rows-spanned="1" table:style-name="ce48">
            <text:p>Spectf-heart</text:p>
          </table:table-cell>
          <table:covered-table-cell table:number-columns-repeated="2"/>
          <table:table-cell office:value-type="string" table:style-name="ce28">
            <text:p>Spectf-heart</text:p>
          </table:table-cell>
          <table:table-cell table:number-columns-repeated="16371"/>
        </table:table-row>
        <table:table-row table:style-name="ro3">
          <table:covered-table-cell/>
          <table:table-cell office:value-type="string" table:style-name="ce5">
            <text:p>%_clas</text:p>
          </table:table-cell>
          <table:table-cell office:value-type="string" table:style-name="ce6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7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2">
            <text:p>T</text:p>
          </table:table-cell>
          <table:table-cell office:value-type="string" table:style-name="ce6">
            <text:p>%_clas</text:p>
          </table:table-cell>
          <table:table-cell office:value-type="string" table:style-name="ce5">
            <text:p>%red</text:p>
          </table:table-cell>
          <table:table-cell office:value-type="string" table:style-name="ce5">
            <text:p>Fit.</text:p>
          </table:table-cell>
          <table:table-cell office:value-type="string" table:style-name="ce8">
            <text:p>T</text:p>
          </table:table-cell>
          <table:table-cell table:number-columns-repeated="16371"/>
        </table:table-row>
        <table:table-row table:style-name="ro9">
          <table:table-cell office:value-type="string" table:style-name="ce9">
            <text:p>Partición 1</text:p>
          </table:table-cell>
          <table:table-cell office:value-type="float" office:value="68.181799999999996" table:style-name="ce10">
            <text:p>68,18</text:p>
          </table:table-cell>
          <table:table-cell office:value-type="float" office:value="62.5" table:style-name="ce10">
            <text:p>62,50</text:p>
          </table:table-cell>
          <table:table-cell office:value-type="float" office:value="67.045500000000004" table:style-name="ce10">
            <text:p>67,05</text:p>
          </table:table-cell>
          <table:table-cell office:value-type="float" office:value="4.9604999999999997" table:style-name="ce22">
            <text:p>4,96</text:p>
          </table:table-cell>
          <table:table-cell office:value-type="float" office:value="78.125" table:style-name="ce12">
            <text:p>78,13</text:p>
          </table:table-cell>
          <table:table-cell office:value-type="float" office:value="43.055599999999998" table:style-name="ce10">
            <text:p>43,06</text:p>
          </table:table-cell>
          <table:table-cell office:value-type="float" office:value="71.111099999999993" table:style-name="ce10">
            <text:p>71,11</text:p>
          </table:table-cell>
          <table:table-cell office:value-type="float" office:value="20.822099999999999" table:style-name="ce22">
            <text:p>20,82</text:p>
          </table:table-cell>
          <table:table-cell office:value-type="float" office:value="84.285700000000006" table:style-name="ce10">
            <text:p>84,29</text:p>
          </table:table-cell>
          <table:table-cell office:value-type="float" office:value="43.181800000000003" table:style-name="ce10">
            <text:p>43,18</text:p>
          </table:table-cell>
          <table:table-cell office:value-type="float" office:value="76.064899999999994" table:style-name="ce10">
            <text:p>76,06</text:p>
          </table:table-cell>
          <table:table-cell office:value-type="float" office:value="10.922499999999999" table:style-name="ce22">
            <text:p>10,92</text:p>
          </table:table-cell>
          <table:table-cell table:number-columns-repeated="16371"/>
        </table:table-row>
        <table:table-row table:style-name="ro9">
          <table:table-cell office:value-type="string" table:style-name="ce9">
            <text:p>Partición 2</text:p>
          </table:table-cell>
          <table:table-cell office:value-type="float" office:value="69.480500000000006" table:style-name="ce10">
            <text:p>69,48</text:p>
          </table:table-cell>
          <table:table-cell office:value-type="float" office:value="75" table:style-name="ce10">
            <text:p>75,00</text:p>
          </table:table-cell>
          <table:table-cell office:value-type="float" office:value="70.584400000000002" table:style-name="ce10">
            <text:p>70,58</text:p>
          </table:table-cell>
          <table:table-cell office:value-type="float" office:value="4.3117999999999999" table:style-name="ce22">
            <text:p>4,31</text:p>
          </table:table-cell>
          <table:table-cell office:value-type="float" office:value="79.6875" table:style-name="ce12">
            <text:p>79,69</text:p>
          </table:table-cell>
          <table:table-cell office:value-type="float" office:value="41.666699999999999" table:style-name="ce10">
            <text:p>41,67</text:p>
          </table:table-cell>
          <table:table-cell office:value-type="float" office:value="72.083299999999994" table:style-name="ce10">
            <text:p>72,08</text:p>
          </table:table-cell>
          <table:table-cell office:value-type="float" office:value="21.6448" table:style-name="ce22">
            <text:p>21,64</text:p>
          </table:table-cell>
          <table:table-cell office:value-type="float" office:value="85.714299999999994" table:style-name="ce10">
            <text:p>85,71</text:p>
          </table:table-cell>
          <table:table-cell office:value-type="float" office:value="47.7273" table:style-name="ce10">
            <text:p>47,73</text:p>
          </table:table-cell>
          <table:table-cell office:value-type="float" office:value="78.116900000000001" table:style-name="ce10">
            <text:p>78,12</text:p>
          </table:table-cell>
          <table:table-cell office:value-type="float" office:value="11.336399999999999" table:style-name="ce22">
            <text:p>11,34</text:p>
          </table:table-cell>
          <table:table-cell table:number-columns-repeated="16371"/>
        </table:table-row>
        <table:table-row table:style-name="ro9">
          <table:table-cell office:value-type="string" table:style-name="ce9">
            <text:p>Partición 3</text:p>
          </table:table-cell>
          <table:table-cell office:value-type="float" office:value="67.532499999999999" table:style-name="ce10">
            <text:p>67,53</text:p>
          </table:table-cell>
          <table:table-cell office:value-type="float" office:value="87.5" table:style-name="ce10">
            <text:p>87,50</text:p>
          </table:table-cell>
          <table:table-cell office:value-type="float" office:value="71.525999999999996" table:style-name="ce10">
            <text:p>71,53</text:p>
          </table:table-cell>
          <table:table-cell office:value-type="float" office:value="4.5407500000000001" table:style-name="ce22">
            <text:p>4,54</text:p>
          </table:table-cell>
          <table:table-cell office:value-type="float" office:value="84.375" table:style-name="ce12">
            <text:p>84,38</text:p>
          </table:table-cell>
          <table:table-cell office:value-type="float" office:value="38.8889" table:style-name="ce10">
            <text:p>38,89</text:p>
          </table:table-cell>
          <table:table-cell office:value-type="float" office:value="75.277799999999999" table:style-name="ce10">
            <text:p>75,28</text:p>
          </table:table-cell>
          <table:table-cell office:value-type="float" office:value="20.8019" table:style-name="ce22">
            <text:p>20,80</text:p>
          </table:table-cell>
          <table:table-cell office:value-type="float" office:value="92.857100000000003" table:style-name="ce10">
            <text:p>92,86</text:p>
          </table:table-cell>
          <table:table-cell office:value-type="float" office:value="45.454500000000003" table:style-name="ce10">
            <text:p>45,45</text:p>
          </table:table-cell>
          <table:table-cell office:value-type="float" office:value="83.376599999999996" table:style-name="ce10">
            <text:p>83,38</text:p>
          </table:table-cell>
          <table:table-cell office:value-type="float" office:value="12.0192" table:style-name="ce22">
            <text:p>12,02</text:p>
          </table:table-cell>
          <table:table-cell table:number-columns-repeated="16371"/>
        </table:table-row>
        <table:table-row table:style-name="ro9">
          <table:table-cell office:value-type="string" table:style-name="ce9">
            <text:p>Partición 4</text:p>
          </table:table-cell>
          <table:table-cell office:value-type="float" office:value="66.883099999999999" table:style-name="ce10">
            <text:p>66,88</text:p>
          </table:table-cell>
          <table:table-cell office:value-type="float" office:value="87.5" table:style-name="ce10">
            <text:p>87,50</text:p>
          </table:table-cell>
          <table:table-cell office:value-type="float" office:value="71.006500000000003" table:style-name="ce10">
            <text:p>71,01</text:p>
          </table:table-cell>
          <table:table-cell office:value-type="float" office:value="4.5883000000000003" table:style-name="ce22">
            <text:p>4,59</text:p>
          </table:table-cell>
          <table:table-cell office:value-type="float" office:value="70.3125" table:style-name="ce12">
            <text:p>70,31</text:p>
          </table:table-cell>
          <table:table-cell office:value-type="float" office:value="44.444400000000002" table:style-name="ce10">
            <text:p>44,44</text:p>
          </table:table-cell>
          <table:table-cell office:value-type="float" office:value="65.138900000000007" table:style-name="ce10">
            <text:p>65,14</text:p>
          </table:table-cell>
          <table:table-cell office:value-type="float" office:value="18.154299999999999" table:style-name="ce22">
            <text:p>18,15</text:p>
          </table:table-cell>
          <table:table-cell office:value-type="float" office:value="81.428600000000003" table:style-name="ce10">
            <text:p>81,43</text:p>
          </table:table-cell>
          <table:table-cell office:value-type="float" office:value="54.545499999999997" table:style-name="ce10">
            <text:p>54,55</text:p>
          </table:table-cell>
          <table:table-cell office:value-type="float" office:value="76.051900000000003" table:style-name="ce10">
            <text:p>76,05</text:p>
          </table:table-cell>
          <table:table-cell office:value-type="float" office:value="11.571300000000001" table:style-name="ce22">
            <text:p>11,57</text:p>
          </table:table-cell>
          <table:table-cell table:number-columns-repeated="16371"/>
        </table:table-row>
        <table:table-row table:style-name="ro9">
          <table:table-cell office:value-type="string" table:style-name="ce13">
            <text:p>Partición 5</text:p>
          </table:table-cell>
          <table:table-cell office:value-type="float" office:value="65.789500000000004" table:style-name="ce14">
            <text:p>65,79</text:p>
          </table:table-cell>
          <table:table-cell office:value-type="float" office:value="87.5" table:style-name="ce14">
            <text:p>87,50</text:p>
          </table:table-cell>
          <table:table-cell office:value-type="float" office:value="70.131600000000006" table:style-name="ce14">
            <text:p>70,13</text:p>
          </table:table-cell>
          <table:table-cell office:value-type="float" office:value="4.2298999999999998" table:style-name="ce23">
            <text:p>4,23</text:p>
          </table:table-cell>
          <table:table-cell office:value-type="float" office:value="85.9375" table:style-name="ce16">
            <text:p>85,94</text:p>
          </table:table-cell>
          <table:table-cell office:value-type="float" office:value="44.444400000000002" table:style-name="ce14">
            <text:p>44,44</text:p>
          </table:table-cell>
          <table:table-cell office:value-type="float" office:value="77.638900000000007" table:style-name="ce14">
            <text:p>77,64</text:p>
          </table:table-cell>
          <table:table-cell office:value-type="float" office:value="19.473800000000001" table:style-name="ce24">
            <text:p>19,47</text:p>
          </table:table-cell>
          <table:table-cell office:value-type="float" office:value="89.855099999999993" table:style-name="ce14">
            <text:p>89,86</text:p>
          </table:table-cell>
          <table:table-cell office:value-type="float" office:value="54.545499999999997" table:style-name="ce14">
            <text:p>54,55</text:p>
          </table:table-cell>
          <table:table-cell office:value-type="float" office:value="82.793099999999995" table:style-name="ce14">
            <text:p>82,79</text:p>
          </table:table-cell>
          <table:table-cell office:value-type="float" office:value="12.3283" table:style-name="ce23">
            <text:p>12,33</text:p>
          </table:table-cell>
          <table:table-cell table:number-columns-repeated="16371"/>
        </table:table-row>
        <table:table-row table:style-name="ro9">
          <table:table-cell office:value-type="string" table:style-name="ce18">
            <text:p>Media</text:p>
          </table:table-cell>
          <table:table-cell office:value-type="float" office:value="67.573499999999996" table:style-name="ce10">
            <text:p>67,57</text:p>
          </table:table-cell>
          <table:table-cell office:value-type="float" office:value="80" table:style-name="ce10">
            <text:p>80,00</text:p>
          </table:table-cell>
          <table:table-cell office:value-type="float" office:value="70.058800000000005" table:style-name="ce10">
            <text:p>70,06</text:p>
          </table:table-cell>
          <table:table-cell office:value-type="float" office:value="4.5262500000000001" table:style-name="ce22">
            <text:p>4,53</text:p>
          </table:table-cell>
          <table:table-cell office:value-type="float" office:value="79.6875" table:style-name="ce12">
            <text:p>79,69</text:p>
          </table:table-cell>
          <table:table-cell office:value-type="float" office:value="42.5" table:style-name="ce10">
            <text:p>42,50</text:p>
          </table:table-cell>
          <table:table-cell office:value-type="float" office:value="72.25" table:style-name="ce10">
            <text:p>72,25</text:p>
          </table:table-cell>
          <table:table-cell office:value-type="float" office:value="20.179400000000001" table:style-name="ce25">
            <text:p>20,18</text:p>
          </table:table-cell>
          <table:table-cell office:value-type="float" office:value="86.828199999999995" table:style-name="ce10">
            <text:p>86,83</text:p>
          </table:table-cell>
          <table:table-cell office:value-type="float" office:value="49.090899999999998" table:style-name="ce10">
            <text:p>49,09</text:p>
          </table:table-cell>
          <table:table-cell office:value-type="float" office:value="79.280699999999996" table:style-name="ce10">
            <text:p>79,28</text:p>
          </table:table-cell>
          <table:table-cell office:value-type="float" office:value="11.6355" table:style-name="ce22">
            <text:p>11,64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8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style-name="ro8">
          <table:table-cell/>
          <table:table-cell table:number-columns-repeated="16383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2" table:number-rows-spanned="1" table:style-name="ce45">
            <text:p>Resultadoos globales en el problema del APC</text:p>
          </table:table-cell>
          <table:covered-table-cell table:number-columns-repeated="11"/>
          <table:table-cell table:number-columns-repeated="16371"/>
        </table:table-row>
        <table:table-row table:style-name="ro8">
          <table:table-cell table:number-columns-spanned="1" table:number-rows-spanned="2" table:style-name="ce46"/>
          <table:table-cell office:value-type="string" table:style-name="ce32">
            <text:p>Diabetes</text:p>
          </table:table-cell>
          <table:table-cell table:style-name="ce27"/>
          <table:table-cell table:style-name="ce33"/>
          <table:table-cell office:value-type="string" table:style-name="ce26">
            <text:p>Diabetes</text:p>
          </table:table-cell>
          <table:table-cell office:value-type="string" table:style-name="ce34">
            <text:p>Ozone</text:p>
          </table:table-cell>
          <table:table-cell table:number-columns-repeated="2" table:style-name="ce27"/>
          <table:table-cell office:value-type="string" table:style-name="ce35">
            <text:p>Ozone</text:p>
          </table:table-cell>
          <table:table-cell office:value-type="string" table:style-name="ce34">
            <text:p>Spectf-heart</text:p>
          </table:table-cell>
          <table:table-cell table:style-name="ce27"/>
          <table:table-cell table:style-name="ce33"/>
          <table:table-cell office:value-type="string" table:style-name="ce28">
            <text:p>Spectf-heart</text:p>
          </table:table-cell>
          <table:table-cell table:style-name="ce1">
            <draw:frame draw:z-index="1" draw:id="id0" draw:style-name="a0" draw:name="Gráfico 12" svg:x="0.85315in" svg:y="0.00813in" svg:width="5.03813in" svg:height="3.0530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Gráfico 14" svg:x="0.41214in" svg:y="0.00607in" svg:width="5.04307in" svg:height="3.005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covered-table-cell/>
          <table:table-cell office:value-type="string" table:style-name="ce36">
            <text:p>%_clas</text:p>
          </table:table-cell>
          <table:table-cell office:value-type="string" table:style-name="ce36">
            <text:p>%red</text:p>
          </table:table-cell>
          <table:table-cell office:value-type="string" table:style-name="ce36">
            <text:p>Agr.</text:p>
          </table:table-cell>
          <table:table-cell office:value-type="string" table:style-name="ce37">
            <text:p>T</text:p>
          </table:table-cell>
          <table:table-cell office:value-type="string" table:style-name="ce38">
            <text:p>%_clas</text:p>
          </table:table-cell>
          <table:table-cell office:value-type="string" table:style-name="ce36">
            <text:p>%red</text:p>
          </table:table-cell>
          <table:table-cell office:value-type="string" table:style-name="ce36">
            <text:p>Agr.</text:p>
          </table:table-cell>
          <table:table-cell office:value-type="string" table:style-name="ce39">
            <text:p>T</text:p>
          </table:table-cell>
          <table:table-cell office:value-type="string" table:style-name="ce38">
            <text:p>%_clas</text:p>
          </table:table-cell>
          <table:table-cell office:value-type="string" table:style-name="ce40">
            <text:p>%red</text:p>
          </table:table-cell>
          <table:table-cell office:value-type="string" table:style-name="ce36">
            <text:p>Agr.</text:p>
          </table:table-cell>
          <table:table-cell office:value-type="string" table:style-name="ce41">
            <text:p>T</text:p>
          </table:table-cell>
          <table:table-cell table:number-columns-repeated="16371"/>
        </table:table-row>
        <table:table-row table:style-name="ro1">
          <table:table-cell office:value-type="string" table:style-name="ce18">
            <text:p>1-NN</text:p>
          </table:table-cell>
          <table:table-cell office:value-type="float" office:value="68.363" table:formula="of:=[.B10]" table:style-name="ce10">
            <text:p>68,36</text:p>
          </table:table-cell>
          <table:table-cell office:value-type="float" office:value="0" table:formula="of:=[.C10]" table:style-name="ce10">
            <text:p>0,00</text:p>
          </table:table-cell>
          <table:table-cell office:value-type="float" office:value="54.690399999999997" table:formula="of:=[.D10]" table:style-name="ce10">
            <text:p>54,69</text:p>
          </table:table-cell>
          <table:table-cell office:value-type="float" office:value="2.9852799999999999E-3" table:formula="of:=[.E10]" table:style-name="ce42">
            <text:p>0,00</text:p>
          </table:table-cell>
          <table:table-cell office:value-type="float" office:value="80.3125" table:formula="of:=[.F10]" table:style-name="ce20">
            <text:p>80,31</text:p>
          </table:table-cell>
          <table:table-cell office:value-type="float" office:value="0" table:formula="of:=[.G10]" table:style-name="ce10">
            <text:p>0,00</text:p>
          </table:table-cell>
          <table:table-cell office:value-type="float" office:value="64.25" table:formula="of:=[.H10]" table:style-name="ce10">
            <text:p>64,25</text:p>
          </table:table-cell>
          <table:table-cell office:value-type="float" office:value="2.0086399999999999E-3" table:formula="of:=[.I10]" table:style-name="ce42">
            <text:p>0,00</text:p>
          </table:table-cell>
          <table:table-cell office:value-type="float" office:value="85.382999999999996" table:formula="of:=[.J10]" table:style-name="ce20">
            <text:p>85,38</text:p>
          </table:table-cell>
          <table:table-cell office:value-type="float" office:value="0" table:formula="of:=[.K10]" table:style-name="ce10">
            <text:p>0,00</text:p>
          </table:table-cell>
          <table:table-cell office:value-type="float" office:value="68.306399999999996" table:formula="of:=[.L10]" table:style-name="ce10">
            <text:p>68,31</text:p>
          </table:table-cell>
          <table:table-cell office:value-type="float" office:value="1.6413000000000001E-3" table:formula="of:=[.M10]" table:style-name="ce42">
            <text:p>0,00</text:p>
          </table:table-cell>
          <table:table-cell table:number-columns-repeated="16371"/>
        </table:table-row>
        <table:table-row table:style-name="ro1">
          <table:table-cell office:value-type="string" table:style-name="ce18">
            <text:p>RELIEF</text:p>
          </table:table-cell>
          <table:table-cell office:value-type="float" office:value="67.838300000000004" table:formula="of:=[.B21]" table:style-name="ce10">
            <text:p>67,84</text:p>
          </table:table-cell>
          <table:table-cell office:value-type="float" office:value="5" table:formula="of:=[.C21]" table:style-name="ce10">
            <text:p>5,00</text:p>
          </table:table-cell>
          <table:table-cell office:value-type="float" office:value="55.270699999999998" table:formula="of:=[.D21]" table:style-name="ce10">
            <text:p>55,27</text:p>
          </table:table-cell>
          <table:table-cell office:value-type="float" office:value="2.8550300000000001E-2" table:formula="of:=[.E21]" table:style-name="ce43">
            <text:p>0,03</text:p>
          </table:table-cell>
          <table:table-cell office:value-type="float" office:value="76.875" table:formula="of:=[.F21]" table:style-name="ce44">
            <text:p>76,88</text:p>
          </table:table-cell>
          <table:table-cell office:value-type="float" office:value="5.8333300000000001" table:formula="of:=[.G21]" table:style-name="ce10">
            <text:p>5,83</text:p>
          </table:table-cell>
          <table:table-cell office:value-type="float" office:value="62.666699999999999" table:formula="of:=[.H21]" table:style-name="ce10">
            <text:p>62,67</text:p>
          </table:table-cell>
          <table:table-cell office:value-type="float" office:value="1.29561E-2" table:formula="of:=[.I21]" table:style-name="ce43">
            <text:p>0,01</text:p>
          </table:table-cell>
          <table:table-cell office:value-type="float" office:value="85.084900000000005" table:formula="of:=[.J21]" table:style-name="ce44">
            <text:p>85,08</text:p>
          </table:table-cell>
          <table:table-cell office:value-type="float" office:value="0" table:formula="of:=[.K21]" table:style-name="ce10">
            <text:p>0,00</text:p>
          </table:table-cell>
          <table:table-cell office:value-type="float" office:value="68.067899999999995" table:formula="of:=[.L21]" table:style-name="ce10">
            <text:p>68,07</text:p>
          </table:table-cell>
          <table:table-cell office:value-type="float" office:value="1.35593E-2" table:formula="of:=[.M21]" table:style-name="ce42">
            <text:p>0,01</text:p>
          </table:table-cell>
          <table:table-cell table:number-columns-repeated="16371"/>
        </table:table-row>
        <table:table-row table:style-name="ro1">
          <table:table-cell office:value-type="string" table:style-name="ce18">
            <text:p>BL</text:p>
          </table:table-cell>
          <table:table-cell office:value-type="float" office:value="66.281599999999997" table:formula="of:=[.B32]" table:style-name="ce10">
            <text:p>66,28</text:p>
          </table:table-cell>
          <table:table-cell office:value-type="float" office:value="92.5" table:formula="of:=[.C32]" table:style-name="ce10">
            <text:p>92,50</text:p>
          </table:table-cell>
          <table:table-cell office:value-type="float" office:value="71.525300000000001" table:formula="of:=[.D32]" table:style-name="ce10">
            <text:p>71,53</text:p>
          </table:table-cell>
          <table:table-cell office:value-type="float" office:value="53.514499999999998" table:formula="of:=[.E32]" table:style-name="ce43">
            <text:p>53,51</text:p>
          </table:table-cell>
          <table:table-cell office:value-type="float" office:value="77.5" table:formula="of:=[.F32]" table:style-name="ce44">
            <text:p>77,50</text:p>
          </table:table-cell>
          <table:table-cell office:value-type="float" office:value="40.277799999999999" table:formula="of:=[.G32]" table:style-name="ce10">
            <text:p>40,28</text:p>
          </table:table-cell>
          <table:table-cell office:value-type="float" office:value="70.055599999999998" table:formula="of:=[.H32]" table:style-name="ce10">
            <text:p>70,06</text:p>
          </table:table-cell>
          <table:table-cell office:value-type="float" office:value="108.892" table:formula="of:=[.I32]" table:style-name="ce43">
            <text:p>108,89</text:p>
          </table:table-cell>
          <table:table-cell office:value-type="float" office:value="88.538300000000007" table:formula="of:=[.J32]" table:style-name="ce44">
            <text:p>88,54</text:p>
          </table:table-cell>
          <table:table-cell office:value-type="float" office:value="43.636400000000002" table:formula="of:=[.K32]" table:style-name="ce10">
            <text:p>43,64</text:p>
          </table:table-cell>
          <table:table-cell office:value-type="float" office:value="79.557900000000004" table:formula="of:=[.L32]" table:style-name="ce10">
            <text:p>79,56</text:p>
          </table:table-cell>
          <table:table-cell office:value-type="float" office:value="79.831400000000002" table:formula="of:=[.M32]" table:style-name="ce42">
            <text:p>79,83</text:p>
          </table:table-cell>
          <table:table-cell table:number-columns-repeated="16371"/>
        </table:table-row>
        <table:table-row table:style-name="ro3">
          <table:table-cell office:value-type="string" table:style-name="ce18">
            <text:p>ES</text:p>
          </table:table-cell>
          <table:table-cell office:value-type="float" office:value="68.094700000000003" table:formula="of:=[.B43]" table:style-name="ce10">
            <text:p>68,09</text:p>
          </table:table-cell>
          <table:table-cell office:value-type="float" office:value="87.5" table:formula="of:=[.C43]" table:style-name="ce10">
            <text:p>87,50</text:p>
          </table:table-cell>
          <table:table-cell office:value-type="float" office:value="71.975700000000003" table:formula="of:=[.D43]" table:style-name="ce10">
            <text:p>71,98</text:p>
          </table:table-cell>
          <table:table-cell office:value-type="float" office:value="116.768" table:formula="of:=[.E43]" table:style-name="ce43">
            <text:p>116,77</text:p>
          </table:table-cell>
          <table:table-cell office:value-type="float" office:value="82.8125" table:formula="of:=[.F43]" table:style-name="ce44">
            <text:p>82,81</text:p>
          </table:table-cell>
          <table:table-cell office:value-type="float" office:value="48.333300000000001" table:formula="of:=[.G43]" table:style-name="ce10">
            <text:p>48,33</text:p>
          </table:table-cell>
          <table:table-cell office:value-type="float" office:value="75.916700000000006" table:formula="of:=[.H43]" table:style-name="ce10">
            <text:p>75,92</text:p>
          </table:table-cell>
          <table:table-cell office:value-type="float" office:value="22.162600000000001" table:formula="of:=[.I43]" table:style-name="ce43">
            <text:p>22,16</text:p>
          </table:table-cell>
          <table:table-cell office:value-type="float" office:value="85.391300000000001" table:formula="of:=[.J43]" table:style-name="ce44">
            <text:p>85,39</text:p>
          </table:table-cell>
          <table:table-cell office:value-type="float" office:value="47.2727" table:formula="of:=[.K43]" table:style-name="ce10">
            <text:p>47,27</text:p>
          </table:table-cell>
          <table:table-cell office:value-type="float" office:value="77.767600000000002" table:formula="of:=[.L43]" table:style-name="ce10">
            <text:p>77,77</text:p>
          </table:table-cell>
          <table:table-cell office:value-type="float" office:value="24.470800000000001" table:formula="of:=[.M43]" table:style-name="ce42">
            <text:p>24,47</text:p>
          </table:table-cell>
          <table:table-cell table:number-columns-repeated="16371"/>
        </table:table-row>
        <table:table-row table:style-name="ro3">
          <table:table-cell office:value-type="string" table:style-name="ce18">
            <text:p>BMB</text:p>
          </table:table-cell>
          <table:table-cell office:value-type="float" office:value="68.352699999999999" table:formula="of:=[.B54]" table:style-name="ce10">
            <text:p>68,35</text:p>
          </table:table-cell>
          <table:table-cell office:value-type="float" office:value="70" table:formula="of:=[.C54]" table:style-name="ce10">
            <text:p>70,00</text:p>
          </table:table-cell>
          <table:table-cell office:value-type="float" office:value="68.682199999999995" table:formula="of:=[.D54]" table:style-name="ce10">
            <text:p>68,68</text:p>
          </table:table-cell>
          <table:table-cell office:value-type="float" office:value="5.9435599999999997" table:formula="of:=[.E54]" table:style-name="ce43">
            <text:p>5,94</text:p>
          </table:table-cell>
          <table:table-cell office:value-type="float" office:value="78.125" table:formula="of:=[.F54]" table:style-name="ce44">
            <text:p>78,13</text:p>
          </table:table-cell>
          <table:table-cell office:value-type="float" office:value="34.444400000000002" table:formula="of:=[.G54]" table:style-name="ce10">
            <text:p>34,44</text:p>
          </table:table-cell>
          <table:table-cell office:value-type="float" office:value="69.388900000000007" table:formula="of:=[.H54]" table:style-name="ce10">
            <text:p>69,39</text:p>
          </table:table-cell>
          <table:table-cell office:value-type="float" office:value="32.193199999999997" table:formula="of:=[.I54]" table:style-name="ce43">
            <text:p>32,19</text:p>
          </table:table-cell>
          <table:table-cell office:value-type="float" office:value="84.525899999999993" table:formula="of:=[.J54]" table:style-name="ce44">
            <text:p>84,53</text:p>
          </table:table-cell>
          <table:table-cell office:value-type="float" office:value="40" table:formula="of:=[.K54]" table:style-name="ce10">
            <text:p>40,00</text:p>
          </table:table-cell>
          <table:table-cell office:value-type="float" office:value="75.620699999999999" table:formula="of:=[.L54]" table:style-name="ce10">
            <text:p>75,62</text:p>
          </table:table-cell>
          <table:table-cell office:value-type="float" office:value="19.801400000000001" table:formula="of:=[.M54]" table:style-name="ce42">
            <text:p>19,80</text:p>
          </table:table-cell>
          <table:table-cell table:number-columns-repeated="16371"/>
        </table:table-row>
        <table:table-row table:style-name="ro3">
          <table:table-cell office:value-type="string" table:style-name="ce18">
            <text:p>ILS</text:p>
          </table:table-cell>
          <table:table-cell office:value-type="float" office:value="67.824700000000007" table:formula="of:=[.B65]" table:style-name="ce10">
            <text:p>67,82</text:p>
          </table:table-cell>
          <table:table-cell office:value-type="float" office:value="87.5" table:formula="of:=[.C65]" table:style-name="ce10">
            <text:p>87,50</text:p>
          </table:table-cell>
          <table:table-cell office:value-type="float" office:value="71.759699999999995" table:formula="of:=[.D65]" table:style-name="ce10">
            <text:p>71,76</text:p>
          </table:table-cell>
          <table:table-cell office:value-type="float" office:value="4.0793400000000002" table:formula="of:=[.E65]" table:style-name="ce43">
            <text:p>4,08</text:p>
          </table:table-cell>
          <table:table-cell office:value-type="float" office:value="77.8125" table:formula="of:=[.F65]" table:style-name="ce44">
            <text:p>77,81</text:p>
          </table:table-cell>
          <table:table-cell office:value-type="float" office:value="40.833300000000001" table:formula="of:=[.G65]" table:style-name="ce10">
            <text:p>40,83</text:p>
          </table:table-cell>
          <table:table-cell office:value-type="float" office:value="70.416700000000006" table:formula="of:=[.H65]" table:style-name="ce10">
            <text:p>70,42</text:p>
          </table:table-cell>
          <table:table-cell office:value-type="float" office:value="21.556999999999999" table:formula="of:=[.I65]" table:style-name="ce43">
            <text:p>21,56</text:p>
          </table:table-cell>
          <table:table-cell office:value-type="float" office:value="85.387200000000007" table:formula="of:=[.J65]" table:style-name="ce44">
            <text:p>85,39</text:p>
          </table:table-cell>
          <table:table-cell office:value-type="float" office:value="55" table:formula="of:=[.K65]" table:style-name="ce10">
            <text:p>55,00</text:p>
          </table:table-cell>
          <table:table-cell office:value-type="float" office:value="79.309700000000007" table:formula="of:=[.L65]" table:style-name="ce10">
            <text:p>79,31</text:p>
          </table:table-cell>
          <table:table-cell office:value-type="float" office:value="11.713800000000001" table:formula="of:=[.M65]" table:style-name="ce42">
            <text:p>11,71</text:p>
          </table:table-cell>
          <table:table-cell table:number-columns-repeated="16371"/>
        </table:table-row>
        <table:table-row table:style-name="ro3">
          <table:table-cell office:value-type="string" table:style-name="ce18">
            <text:p>ILS-ES</text:p>
          </table:table-cell>
          <table:table-cell office:value-type="float" office:value="68.745699999999999" table:formula="of:=[.B76]" table:style-name="ce10">
            <text:p>68,75</text:p>
          </table:table-cell>
          <table:table-cell office:value-type="float" office:value="87.5" table:formula="of:=[.C76]" table:style-name="ce10">
            <text:p>87,50</text:p>
          </table:table-cell>
          <table:table-cell office:value-type="float" office:value="72.496600000000001" table:formula="of:=[.D76]" table:style-name="ce10">
            <text:p>72,50</text:p>
          </table:table-cell>
          <table:table-cell office:value-type="float" office:value="84.553299999999993" table:formula="of:=[.E76]" table:style-name="ce43">
            <text:p>84,55</text:p>
          </table:table-cell>
          <table:table-cell office:value-type="float" office:value="77.1875" table:formula="of:=[.F76]" table:style-name="ce44">
            <text:p>77,19</text:p>
          </table:table-cell>
          <table:table-cell office:value-type="float" office:value="27.222200000000001" table:formula="of:=[.G76]" table:style-name="ce10">
            <text:p>27,22</text:p>
          </table:table-cell>
          <table:table-cell office:value-type="float" office:value="67.194400000000002" table:formula="of:=[.H76]" table:style-name="ce10">
            <text:p>67,19</text:p>
          </table:table-cell>
          <table:table-cell office:value-type="float" office:value="10.161099999999999" table:formula="of:=[.I76]" table:style-name="ce43">
            <text:p>10,16</text:p>
          </table:table-cell>
          <table:table-cell office:value-type="float" office:value="81.378900000000002" table:formula="of:=[.J76]" table:style-name="ce44">
            <text:p>81,38</text:p>
          </table:table-cell>
          <table:table-cell office:value-type="float" office:value="38.181800000000003" table:formula="of:=[.K76]" table:style-name="ce10">
            <text:p>38,18</text:p>
          </table:table-cell>
          <table:table-cell office:value-type="float" office:value="72.739500000000007" table:formula="of:=[.L76]" table:style-name="ce10">
            <text:p>72,74</text:p>
          </table:table-cell>
          <table:table-cell office:value-type="float" office:value="15.0288" table:formula="of:=[.M76]" table:style-name="ce42">
            <text:p>15,03</text:p>
          </table:table-cell>
          <table:table-cell table:number-columns-repeated="16371"/>
        </table:table-row>
        <table:table-row table:style-name="ro3">
          <table:table-cell office:value-type="string" table:style-name="ce18">
            <text:p>VNS</text:p>
          </table:table-cell>
          <table:table-cell office:value-type="float" office:value="67.573499999999996" table:formula="of:=[.B87]" table:style-name="ce10">
            <text:p>67,57</text:p>
          </table:table-cell>
          <table:table-cell office:value-type="float" office:value="80" table:formula="of:=[.C87]" table:style-name="ce10">
            <text:p>80,00</text:p>
          </table:table-cell>
          <table:table-cell office:value-type="float" office:value="70.058800000000005" table:formula="of:=[.D87]" table:style-name="ce10">
            <text:p>70,06</text:p>
          </table:table-cell>
          <table:table-cell office:value-type="float" office:value="4.5262500000000001" table:formula="of:=[.E87]" table:style-name="ce43">
            <text:p>4,53</text:p>
          </table:table-cell>
          <table:table-cell office:value-type="float" office:value="79.6875" table:formula="of:=[.F87]" table:style-name="ce44">
            <text:p>79,69</text:p>
          </table:table-cell>
          <table:table-cell office:value-type="float" office:value="42.5" table:formula="of:=[.G87]" table:style-name="ce10">
            <text:p>42,50</text:p>
          </table:table-cell>
          <table:table-cell office:value-type="float" office:value="72.25" table:formula="of:=[.H87]" table:style-name="ce10">
            <text:p>72,25</text:p>
          </table:table-cell>
          <table:table-cell office:value-type="float" office:value="20.179400000000001" table:formula="of:=[.I87]" table:style-name="ce43">
            <text:p>20,18</text:p>
          </table:table-cell>
          <table:table-cell office:value-type="float" office:value="86.828199999999995" table:formula="of:=[.J87]" table:style-name="ce44">
            <text:p>86,83</text:p>
          </table:table-cell>
          <table:table-cell office:value-type="float" office:value="49.090899999999998" table:formula="of:=[.K87]" table:style-name="ce10">
            <text:p>49,09</text:p>
          </table:table-cell>
          <table:table-cell office:value-type="float" office:value="79.280699999999996" table:formula="of:=[.L87]" table:style-name="ce10">
            <text:p>79,28</text:p>
          </table:table-cell>
          <table:table-cell office:value-type="float" office:value="11.6355" table:formula="of:=[.M87]" table:style-name="ce42">
            <text:p>11,64</text:p>
          </table:table-cell>
          <table:table-cell table:number-columns-repeated="16371"/>
        </table:table-row>
        <table:table-row table:number-rows-repeated="10484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ltr" style:first-page-number="continue" style:scale-to="3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Oscar</meta:initial-creator>
    <dc:creator>Usuario</dc:creator>
    <meta:creation-date>2013-02-26T01:11:28Z</meta:creation-date>
    <dc:date>2023-06-03T20:01:22Z</dc:date>
    <meta:editing-cycles>7</meta:editing-cycles>
    <meta:editing-duration>PT738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1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9.8176377952756pt" svg:width="362.7450393700788pt" chart:style-name="Crt0">
        <chart:title chart:style-name="CT00">
          <text:p text:style-name="a0" text:class-names="" text:cond-style-name="">Resultados globales. Métricas de evaluación.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title chart:style-name="AT01">
              <text:p text:style-name="a1" text:class-names="" text:cond-style-name="">Porcentaje</text:p>
            </chart:title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bar" chart:attached-axis="primary-y" chart:style-name="G0S1">
            <chart:data-point chart:repeated="9"/>
          </chart:series>
          <chart:series chart:label-cell-address="local-table.$D$1" chart:values-cell-range-address="local-table.$D$2:.$D$10" chart:class="chart:bar" chart:attached-axis="primary-y" chart:style-name="G0S2">
            <chart:data-point chart:repeated="9"/>
          </chart:series>
          <chart:series chart:label-cell-address="local-table.$E$1" chart:values-cell-range-address="local-table.$E$2:.$E$10" chart:class="chart:bar" chart:attached-axis="primary-y" chart:style-name="G0S3">
            <chart:data-point chart:repeated="9"/>
          </chart:series>
          <chart:series chart:label-cell-address="local-table.$F$1" chart:values-cell-range-address="local-table.$F$2:.$F$10" chart:class="chart:bar" chart:attached-axis="primary-y" chart:style-name="G0S4">
            <chart:data-point chart:repeated="9"/>
          </chart:series>
          <chart:series chart:label-cell-address="local-table.$G$1" chart:values-cell-range-address="local-table.$G$2:.$G$10" chart:class="chart:bar" chart:attached-axis="primary-y" chart:style-name="G0S5">
            <chart:data-point chart:repeated="9"/>
          </chart:series>
          <chart:series chart:label-cell-address="local-table.$H$1" chart:values-cell-range-address="local-table.$H$2:.$H$10" chart:class="chart:bar" chart:attached-axis="primary-y" chart:style-name="G0S6">
            <chart:data-point chart:repeated="9"/>
          </chart:series>
          <chart:series chart:label-cell-address="local-table.$I$1" chart:values-cell-range-address="local-table.$I$2:.$I$10" chart:class="chart:bar" chart:attached-axis="primary-y" chart:style-name="G0S7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 office:value-type="string">
                <text:p>1-NN</text:p>
              </table:table-cell>
              <table:table-cell office:value-type="string">
                <text:p>RELIEF</text:p>
              </table:table-cell>
              <table:table-cell office:value-type="string">
                <text:p>BL</text:p>
              </table:table-cell>
              <table:table-cell office:value-type="string">
                <text:p>ES</text:p>
              </table:table-cell>
              <table:table-cell office:value-type="string">
                <text:p>BMB</text:p>
              </table:table-cell>
              <table:table-cell office:value-type="string">
                <text:p>ILS</text:p>
              </table:table-cell>
              <table:table-cell office:value-type="string">
                <text:p>ILS-ES</text:p>
              </table:table-cell>
              <table:table-cell office:value-type="string">
                <text:p>VNS</text:p>
              </table:table-cell>
            </table:table-row>
          </table:table-header-rows>
          <table:table-row>
            <table:table-cell office:value-type="string">
              <text:p>Diabetes %_clas</text:p>
            </table:table-cell>
            <table:table-cell office:value-type="float" office:value="68.363"/>
            <table:table-cell office:value-type="float" office:value="67.838300000000004"/>
            <table:table-cell office:value-type="float" office:value="66.281599999999997"/>
            <table:table-cell office:value-type="float" office:value="68.094700000000003"/>
            <table:table-cell office:value-type="float" office:value="68.352699999999999"/>
            <table:table-cell office:value-type="float" office:value="67.824700000000007"/>
            <table:table-cell office:value-type="float" office:value="68.745699999999999"/>
            <table:table-cell office:value-type="float" office:value="67.573499999999996"/>
          </table:table-row>
          <table:table-row>
            <table:table-cell office:value-type="string">
              <text:p>Diabetes %red</text:p>
            </table:table-cell>
            <table:table-cell office:value-type="float" office:value="0"/>
            <table:table-cell office:value-type="float" office:value="5"/>
            <table:table-cell office:value-type="float" office:value="92.5"/>
            <table:table-cell office:value-type="float" office:value="87.5"/>
            <table:table-cell office:value-type="float" office:value="70"/>
            <table:table-cell office:value-type="float" office:value="87.5"/>
            <table:table-cell office:value-type="float" office:value="87.5"/>
            <table:table-cell office:value-type="float" office:value="80"/>
          </table:table-row>
          <table:table-row>
            <table:table-cell office:value-type="string">
              <text:p>Diabetes Agr.</text:p>
            </table:table-cell>
            <table:table-cell office:value-type="float" office:value="54.690399999999997"/>
            <table:table-cell office:value-type="float" office:value="55.270699999999998"/>
            <table:table-cell office:value-type="float" office:value="71.525300000000001"/>
            <table:table-cell office:value-type="float" office:value="71.975700000000003"/>
            <table:table-cell office:value-type="float" office:value="68.682199999999995"/>
            <table:table-cell office:value-type="float" office:value="71.759699999999995"/>
            <table:table-cell office:value-type="float" office:value="72.496600000000001"/>
            <table:table-cell office:value-type="float" office:value="70.058800000000005"/>
          </table:table-row>
          <table:table-row>
            <table:table-cell office:value-type="string">
              <text:p>Ozone %_clas</text:p>
            </table:table-cell>
            <table:table-cell office:value-type="float" office:value="80.3125"/>
            <table:table-cell office:value-type="float" office:value="76.875"/>
            <table:table-cell office:value-type="float" office:value="77.5"/>
            <table:table-cell office:value-type="float" office:value="82.8125"/>
            <table:table-cell office:value-type="float" office:value="78.125"/>
            <table:table-cell office:value-type="float" office:value="77.8125"/>
            <table:table-cell office:value-type="float" office:value="77.1875"/>
            <table:table-cell office:value-type="float" office:value="79.6875"/>
          </table:table-row>
          <table:table-row>
            <table:table-cell office:value-type="string">
              <text:p>Ozone %red</text:p>
            </table:table-cell>
            <table:table-cell office:value-type="float" office:value="0"/>
            <table:table-cell office:value-type="float" office:value="5.8333300000000001"/>
            <table:table-cell office:value-type="float" office:value="40.277799999999999"/>
            <table:table-cell office:value-type="float" office:value="48.333300000000001"/>
            <table:table-cell office:value-type="float" office:value="34.444400000000002"/>
            <table:table-cell office:value-type="float" office:value="40.833300000000001"/>
            <table:table-cell office:value-type="float" office:value="27.222200000000001"/>
            <table:table-cell office:value-type="float" office:value="42.5"/>
          </table:table-row>
          <table:table-row>
            <table:table-cell office:value-type="string">
              <text:p>Ozone Agr.</text:p>
            </table:table-cell>
            <table:table-cell office:value-type="float" office:value="64.25"/>
            <table:table-cell office:value-type="float" office:value="62.666699999999999"/>
            <table:table-cell office:value-type="float" office:value="70.055599999999998"/>
            <table:table-cell office:value-type="float" office:value="75.916700000000006"/>
            <table:table-cell office:value-type="float" office:value="69.388900000000007"/>
            <table:table-cell office:value-type="float" office:value="70.416700000000006"/>
            <table:table-cell office:value-type="float" office:value="67.194400000000002"/>
            <table:table-cell office:value-type="float" office:value="72.25"/>
          </table:table-row>
          <table:table-row>
            <table:table-cell office:value-type="string">
              <text:p>Spectf-heart %_clas</text:p>
            </table:table-cell>
            <table:table-cell office:value-type="float" office:value="85.382999999999996"/>
            <table:table-cell office:value-type="float" office:value="85.084900000000005"/>
            <table:table-cell office:value-type="float" office:value="88.538300000000007"/>
            <table:table-cell office:value-type="float" office:value="85.391300000000001"/>
            <table:table-cell office:value-type="float" office:value="84.525899999999993"/>
            <table:table-cell office:value-type="float" office:value="85.387200000000007"/>
            <table:table-cell office:value-type="float" office:value="81.378900000000002"/>
            <table:table-cell office:value-type="float" office:value="86.828199999999995"/>
          </table:table-row>
          <table:table-row>
            <table:table-cell office:value-type="string">
              <text:p>Spectf-heart %red</text:p>
            </table:table-cell>
            <table:table-cell office:value-type="float" office:value="0"/>
            <table:table-cell office:value-type="float" office:value="0"/>
            <table:table-cell office:value-type="float" office:value="43.636400000000002"/>
            <table:table-cell office:value-type="float" office:value="47.2727"/>
            <table:table-cell office:value-type="float" office:value="40"/>
            <table:table-cell office:value-type="float" office:value="55"/>
            <table:table-cell office:value-type="float" office:value="38.181800000000003"/>
            <table:table-cell office:value-type="float" office:value="49.090899999999998"/>
          </table:table-row>
          <table:table-row>
            <table:table-cell office:value-type="string">
              <text:p>Spectf-heart Agr.</text:p>
            </table:table-cell>
            <table:table-cell office:value-type="float" office:value="68.306399999999996"/>
            <table:table-cell office:value-type="float" office:value="68.067899999999995"/>
            <table:table-cell office:value-type="float" office:value="79.557900000000004"/>
            <table:table-cell office:value-type="float" office:value="77.767600000000002"/>
            <table:table-cell office:value-type="float" office:value="75.620699999999999"/>
            <table:table-cell office:value-type="float" office:value="79.309700000000007"/>
            <table:table-cell office:value-type="float" office:value="72.739500000000007"/>
            <table:table-cell office:value-type="float" office:value="79.28069999999999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1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4103937007874pt" svg:width="363.1008661417322pt" chart:style-name="Crt0">
        <chart:title chart:style-name="CT00">
          <text:p text:style-name="a0" text:class-names="" text:cond-style-name="">Resultados globales. Tiempo de ejecución.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title chart:style-name="AT01">
              <text:p text:style-name="a1" text:class-names="" text:cond-style-name="">Tiempo en segundos</text:p>
            </chart:title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series chart:label-cell-address="local-table.$F$1" chart:values-cell-range-address="local-table.$F$2:.$F$4" chart:class="chart:bar" chart:attached-axis="primary-y" chart:style-name="G0S4">
            <chart:data-point chart:repeated="3"/>
          </chart:series>
          <chart:series chart:label-cell-address="local-table.$G$1" chart:values-cell-range-address="local-table.$G$2:.$G$4" chart:class="chart:bar" chart:attached-axis="primary-y" chart:style-name="G0S5">
            <chart:data-point chart:repeated="3"/>
          </chart:series>
          <chart:series chart:label-cell-address="local-table.$H$1" chart:values-cell-range-address="local-table.$H$2:.$H$4" chart:class="chart:bar" chart:attached-axis="primary-y" chart:style-name="G0S6">
            <chart:data-point chart:repeated="3"/>
          </chart:series>
          <chart:series chart:label-cell-address="local-table.$I$1" chart:values-cell-range-address="local-table.$I$2:.$I$4" chart:class="chart:bar" chart:attached-axis="primary-y" chart:style-name="G0S7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/>
              <table:table-cell office:value-type="string">
                <text:p>1-NN</text:p>
              </table:table-cell>
              <table:table-cell office:value-type="string">
                <text:p>RELIEF</text:p>
              </table:table-cell>
              <table:table-cell office:value-type="string">
                <text:p>BL</text:p>
              </table:table-cell>
              <table:table-cell office:value-type="string">
                <text:p>ES</text:p>
              </table:table-cell>
              <table:table-cell office:value-type="string">
                <text:p>BMB</text:p>
              </table:table-cell>
              <table:table-cell office:value-type="string">
                <text:p>ILS</text:p>
              </table:table-cell>
              <table:table-cell office:value-type="string">
                <text:p>ILS-ES</text:p>
              </table:table-cell>
              <table:table-cell office:value-type="string">
                <text:p>VNS</text:p>
              </table:table-cell>
            </table:table-row>
          </table:table-header-rows>
          <table:table-row>
            <table:table-cell office:value-type="string">
              <text:p>Diabetes T</text:p>
            </table:table-cell>
            <table:table-cell office:value-type="float" office:value="2.9852799999999999E-3"/>
            <table:table-cell office:value-type="float" office:value="2.8550300000000001E-2"/>
            <table:table-cell office:value-type="float" office:value="53.514499999999998"/>
            <table:table-cell office:value-type="float" office:value="116.768"/>
            <table:table-cell office:value-type="float" office:value="5.9435599999999997"/>
            <table:table-cell office:value-type="float" office:value="4.0793400000000002"/>
            <table:table-cell office:value-type="float" office:value="84.553299999999993"/>
            <table:table-cell office:value-type="float" office:value="4.5262500000000001"/>
          </table:table-row>
          <table:table-row>
            <table:table-cell office:value-type="string">
              <text:p>Ozone T</text:p>
            </table:table-cell>
            <table:table-cell office:value-type="float" office:value="2.0086399999999999E-3"/>
            <table:table-cell office:value-type="float" office:value="1.29561E-2"/>
            <table:table-cell office:value-type="float" office:value="108.892"/>
            <table:table-cell office:value-type="float" office:value="22.162600000000001"/>
            <table:table-cell office:value-type="float" office:value="32.193199999999997"/>
            <table:table-cell office:value-type="float" office:value="21.556999999999999"/>
            <table:table-cell office:value-type="float" office:value="10.161099999999999"/>
            <table:table-cell office:value-type="float" office:value="20.179400000000001"/>
          </table:table-row>
          <table:table-row>
            <table:table-cell office:value-type="string">
              <text:p>Spectf-heart T</text:p>
            </table:table-cell>
            <table:table-cell office:value-type="float" office:value="1.6413000000000001E-3"/>
            <table:table-cell office:value-type="float" office:value="1.35593E-2"/>
            <table:table-cell office:value-type="float" office:value="79.831400000000002"/>
            <table:table-cell office:value-type="float" office:value="24.470800000000001"/>
            <table:table-cell office:value-type="float" office:value="19.801400000000001"/>
            <table:table-cell office:value-type="float" office:value="11.713800000000001"/>
            <table:table-cell office:value-type="float" office:value="15.0288"/>
            <table:table-cell office:value-type="float" office:value="11.6355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5.6230708661417pt" svg:width="361.3474803149606pt" chart:style-name="Crt0">
        <chart:title chart:style-name="CT00">
          <text:p text:style-name="a0" text:class-names="" text:cond-style-name="">BL vs ES. Métricas de evaluación.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title chart:style-name="AT01">
              <text:p text:style-name="a1" text:class-names="" text:cond-style-name="">Porcentaje</text:p>
            </chart:title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bar" chart:attached-axis="primary-y" chart:style-name="G0S1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BL</text:p>
              </table:table-cell>
              <table:table-cell office:value-type="string">
                <text:p>ES</text:p>
              </table:table-cell>
            </table:table-row>
          </table:table-header-rows>
          <table:table-row>
            <table:table-cell office:value-type="string">
              <text:p>Diabetes %_clas</text:p>
            </table:table-cell>
            <table:table-cell office:value-type="float" office:value="66.281599999999997"/>
            <table:table-cell office:value-type="float" office:value="68.094700000000003"/>
          </table:table-row>
          <table:table-row>
            <table:table-cell office:value-type="string">
              <text:p>Diabetes %red</text:p>
            </table:table-cell>
            <table:table-cell office:value-type="float" office:value="92.5"/>
            <table:table-cell office:value-type="float" office:value="87.5"/>
          </table:table-row>
          <table:table-row>
            <table:table-cell office:value-type="string">
              <text:p>Diabetes Fit.</text:p>
            </table:table-cell>
            <table:table-cell office:value-type="float" office:value="71.525300000000001"/>
            <table:table-cell office:value-type="float" office:value="71.975700000000003"/>
          </table:table-row>
          <table:table-row>
            <table:table-cell office:value-type="string">
              <text:p>Ozone %_clas</text:p>
            </table:table-cell>
            <table:table-cell office:value-type="float" office:value="77.5"/>
            <table:table-cell office:value-type="float" office:value="82.8125"/>
          </table:table-row>
          <table:table-row>
            <table:table-cell office:value-type="string">
              <text:p>Ozone %red</text:p>
            </table:table-cell>
            <table:table-cell office:value-type="float" office:value="40.277799999999999"/>
            <table:table-cell office:value-type="float" office:value="48.333300000000001"/>
          </table:table-row>
          <table:table-row>
            <table:table-cell office:value-type="string">
              <text:p>Ozone Fit.</text:p>
            </table:table-cell>
            <table:table-cell office:value-type="float" office:value="70.055599999999998"/>
            <table:table-cell office:value-type="float" office:value="75.916700000000006"/>
          </table:table-row>
          <table:table-row>
            <table:table-cell office:value-type="string">
              <text:p>Spectf-heart %_clas</text:p>
            </table:table-cell>
            <table:table-cell office:value-type="float" office:value="88.538300000000007"/>
            <table:table-cell office:value-type="float" office:value="85.391300000000001"/>
          </table:table-row>
          <table:table-row>
            <table:table-cell office:value-type="string">
              <text:p>Spectf-heart %red</text:p>
            </table:table-cell>
            <table:table-cell office:value-type="float" office:value="43.636400000000002"/>
            <table:table-cell office:value-type="float" office:value="47.2727"/>
          </table:table-row>
          <table:table-row>
            <table:table-cell office:value-type="string">
              <text:p>Spectf-heart Fit.</text:p>
            </table:table-cell>
            <table:table-cell office:value-type="float" office:value="79.557900000000004"/>
            <table:table-cell office:value-type="float" office:value="77.76760000000000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730708661417pt" svg:width="361.3769291338582pt" chart:style-name="Crt0">
        <chart:title chart:style-name="CT00">
          <text:p text:style-name="a0" text:class-names="" text:cond-style-name="">BL vs ES. Tiempo de ejecución.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title chart:style-name="AT01">
              <text:p text:style-name="a1" text:class-names="" text:cond-style-name="">Tiempo en segundos</text:p>
            </chart:title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BL</text:p>
              </table:table-cell>
              <table:table-cell office:value-type="string">
                <text:p>ES</text:p>
              </table:table-cell>
            </table:table-row>
          </table:table-header-rows>
          <table:table-row>
            <table:table-cell office:value-type="string">
              <text:p>Diabetes T</text:p>
            </table:table-cell>
            <table:table-cell office:value-type="float" office:value="53.514499999999998"/>
            <table:table-cell office:value-type="float" office:value="116.768"/>
          </table:table-row>
          <table:table-row>
            <table:table-cell office:value-type="string">
              <text:p>Ozone T</text:p>
            </table:table-cell>
            <table:table-cell office:value-type="float" office:value="108.892"/>
            <table:table-cell office:value-type="float" office:value="22.162600000000001"/>
          </table:table-row>
          <table:table-row>
            <table:table-cell office:value-type="string">
              <text:p>Spectf-heart T</text:p>
            </table:table-cell>
            <table:table-cell office:value-type="float" office:value="79.831400000000002"/>
            <table:table-cell office:value-type="float" office:value="24.470800000000001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7.2295275590551pt" svg:width="378.6937007874016pt" chart:style-name="Crt0">
        <chart:title chart:style-name="CT00">
          <text:p text:style-name="a0" text:class-names="" text:cond-style-name="">BMB vs ILS vs ILS-ES vs VNS. Métricas de evaluación.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title chart:style-name="AT01">
              <text:p text:style-name="a1" text:class-names="" text:cond-style-name="">Porcentae</text:p>
            </chart:title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point chart:repeated="9"/>
          </chart:series>
          <chart:series chart:label-cell-address="local-table.$C$1" chart:values-cell-range-address="local-table.$C$2:.$C$10" chart:class="chart:bar" chart:attached-axis="primary-y" chart:style-name="G0S1">
            <chart:data-point chart:repeated="9"/>
          </chart:series>
          <chart:series chart:label-cell-address="local-table.$D$1" chart:values-cell-range-address="local-table.$D$2:.$D$10" chart:class="chart:bar" chart:attached-axis="primary-y" chart:style-name="G0S2">
            <chart:data-point chart:repeated="9"/>
          </chart:series>
          <chart:series chart:label-cell-address="local-table.$E$1" chart:values-cell-range-address="local-table.$E$2:.$E$10" chart:class="chart:bar" chart:attached-axis="primary-y" chart:style-name="G0S3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BMB</text:p>
              </table:table-cell>
              <table:table-cell office:value-type="string">
                <text:p>ILS</text:p>
              </table:table-cell>
              <table:table-cell office:value-type="string">
                <text:p>ILS-ES</text:p>
              </table:table-cell>
              <table:table-cell office:value-type="string">
                <text:p>VNS</text:p>
              </table:table-cell>
            </table:table-row>
          </table:table-header-rows>
          <table:table-row>
            <table:table-cell office:value-type="string">
              <text:p>Diabetes %_clas</text:p>
            </table:table-cell>
            <table:table-cell office:value-type="float" office:value="68.352699999999999"/>
            <table:table-cell office:value-type="float" office:value="67.824700000000007"/>
            <table:table-cell office:value-type="float" office:value="68.745699999999999"/>
            <table:table-cell office:value-type="float" office:value="67.573499999999996"/>
          </table:table-row>
          <table:table-row>
            <table:table-cell office:value-type="string">
              <text:p>Diabetes %red</text:p>
            </table:table-cell>
            <table:table-cell office:value-type="float" office:value="70"/>
            <table:table-cell office:value-type="float" office:value="87.5"/>
            <table:table-cell office:value-type="float" office:value="87.5"/>
            <table:table-cell office:value-type="float" office:value="80"/>
          </table:table-row>
          <table:table-row>
            <table:table-cell office:value-type="string">
              <text:p>Diabetes Fit.</text:p>
            </table:table-cell>
            <table:table-cell office:value-type="float" office:value="68.682199999999995"/>
            <table:table-cell office:value-type="float" office:value="71.759699999999995"/>
            <table:table-cell office:value-type="float" office:value="72.496600000000001"/>
            <table:table-cell office:value-type="float" office:value="70.058800000000005"/>
          </table:table-row>
          <table:table-row>
            <table:table-cell office:value-type="string">
              <text:p>Ozone %_clas</text:p>
            </table:table-cell>
            <table:table-cell office:value-type="float" office:value="78.125"/>
            <table:table-cell office:value-type="float" office:value="77.8125"/>
            <table:table-cell office:value-type="float" office:value="77.1875"/>
            <table:table-cell office:value-type="float" office:value="79.6875"/>
          </table:table-row>
          <table:table-row>
            <table:table-cell office:value-type="string">
              <text:p>Ozone %red</text:p>
            </table:table-cell>
            <table:table-cell office:value-type="float" office:value="34.444400000000002"/>
            <table:table-cell office:value-type="float" office:value="40.833300000000001"/>
            <table:table-cell office:value-type="float" office:value="27.222200000000001"/>
            <table:table-cell office:value-type="float" office:value="42.5"/>
          </table:table-row>
          <table:table-row>
            <table:table-cell office:value-type="string">
              <text:p>Ozone Fit.</text:p>
            </table:table-cell>
            <table:table-cell office:value-type="float" office:value="69.388900000000007"/>
            <table:table-cell office:value-type="float" office:value="70.416700000000006"/>
            <table:table-cell office:value-type="float" office:value="67.194400000000002"/>
            <table:table-cell office:value-type="float" office:value="72.25"/>
          </table:table-row>
          <table:table-row>
            <table:table-cell office:value-type="string">
              <text:p>Spectf-heart %_clas</text:p>
            </table:table-cell>
            <table:table-cell office:value-type="float" office:value="84.525899999999993"/>
            <table:table-cell office:value-type="float" office:value="85.387200000000007"/>
            <table:table-cell office:value-type="float" office:value="81.378900000000002"/>
            <table:table-cell office:value-type="float" office:value="86.828199999999995"/>
          </table:table-row>
          <table:table-row>
            <table:table-cell office:value-type="string">
              <text:p>Spectf-heart %red</text:p>
            </table:table-cell>
            <table:table-cell office:value-type="float" office:value="40"/>
            <table:table-cell office:value-type="float" office:value="55"/>
            <table:table-cell office:value-type="float" office:value="38.181800000000003"/>
            <table:table-cell office:value-type="float" office:value="49.090899999999998"/>
          </table:table-row>
          <table:table-row>
            <table:table-cell office:value-type="string">
              <text:p>Spectf-heart Fit.</text:p>
            </table:table-cell>
            <table:table-cell office:value-type="float" office:value="75.620699999999999"/>
            <table:table-cell office:value-type="float" office:value="79.309700000000007"/>
            <table:table-cell office:value-type="float" office:value="72.739500000000007"/>
            <table:table-cell office:value-type="float" office:value="79.280699999999996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7.6795275590551pt" svg:width="373.9936220472441pt" chart:style-name="Crt0">
        <chart:title chart:style-name="CT00">
          <text:p text:style-name="a0" text:class-names="" text:cond-style-name="">BMB vs ILS vs ILS-ES vs VNS. Tiempo de ejecución.</text:p>
        </chart:title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title chart:style-name="AT01">
              <text:p text:style-name="a1" text:class-names="" text:cond-style-name="">Tiempo en segundos</text:p>
            </chart:title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series chart:label-cell-address="local-table.$D$1" chart:values-cell-range-address="local-table.$D$2:.$D$4" chart:class="chart:bar" chart:attached-axis="primary-y" chart:style-name="G0S2">
            <chart:data-point chart:repeated="3"/>
          </chart:series>
          <chart:series chart:label-cell-address="local-table.$E$1" chart:values-cell-range-address="local-table.$E$2:.$E$4" chart:class="chart:bar" chart:attached-axis="primary-y" chart:style-name="G0S3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BMB</text:p>
              </table:table-cell>
              <table:table-cell office:value-type="string">
                <text:p>ILS</text:p>
              </table:table-cell>
              <table:table-cell office:value-type="string">
                <text:p>ILS-ES</text:p>
              </table:table-cell>
              <table:table-cell office:value-type="string">
                <text:p>VNS</text:p>
              </table:table-cell>
            </table:table-row>
          </table:table-header-rows>
          <table:table-row>
            <table:table-cell office:value-type="string">
              <text:p>Diabetes T</text:p>
            </table:table-cell>
            <table:table-cell office:value-type="float" office:value="5.9435599999999997"/>
            <table:table-cell office:value-type="float" office:value="4.0793400000000002"/>
            <table:table-cell office:value-type="float" office:value="84.553299999999993"/>
            <table:table-cell office:value-type="float" office:value="4.5262500000000001"/>
          </table:table-row>
          <table:table-row>
            <table:table-cell office:value-type="string">
              <text:p>Ozone T</text:p>
            </table:table-cell>
            <table:table-cell office:value-type="float" office:value="32.193199999999997"/>
            <table:table-cell office:value-type="float" office:value="21.556999999999999"/>
            <table:table-cell office:value-type="float" office:value="10.161099999999999"/>
            <table:table-cell office:value-type="float" office:value="20.179400000000001"/>
          </table:table-row>
          <table:table-row>
            <table:table-cell office:value-type="string">
              <text:p>Spectf-heart T</text:p>
            </table:table-cell>
            <table:table-cell office:value-type="float" office:value="19.801400000000001"/>
            <table:table-cell office:value-type="float" office:value="11.713800000000001"/>
            <table:table-cell office:value-type="float" office:value="15.0288"/>
            <table:table-cell office:value-type="float" office:value="11.6355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